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5.567cm"/>
    </style:style>
    <style:style style:name="co5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20.666cm"/>
    </style:style>
    <style:style style:name="co7" style:family="table-column">
      <style:table-column-properties fo:break-before="auto" style:column-width="6.082cm"/>
    </style:style>
    <style:style style:name="co8" style:family="table-column">
      <style:table-column-properties fo:break-before="auto" style:column-width="8.079cm"/>
    </style:style>
    <style:style style:name="co9" style:family="table-column">
      <style:table-column-properties fo:break-before="auto" style:column-width="22.721cm"/>
    </style:style>
    <style:style style:name="co10" style:family="table-column">
      <style:table-column-properties fo:break-before="auto" style:column-width="29.983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3.194cm"/>
    </style:style>
    <style:style style:name="co13" style:family="table-column">
      <style:table-column-properties fo:break-before="auto" style:column-width="2.995cm"/>
    </style:style>
    <style:style style:name="co14" style:family="table-column">
      <style:table-column-properties fo:break-before="auto" style:column-width="1.443cm"/>
    </style:style>
    <style:style style:name="co15" style:family="table-column">
      <style:table-column-properties fo:break-before="auto" style:column-width="29.582cm"/>
    </style:style>
    <style:style style:name="co16" style:family="table-column">
      <style:table-column-properties fo:break-before="auto" style:column-width="5.373cm"/>
    </style:style>
    <style:style style:name="co17" style:family="table-column">
      <style:table-column-properties fo:break-before="auto" style:column-width="3.385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0.416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514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41cm" fo:break-before="page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6" style:family="table-cell" style:parent-style-name="Default" style:data-style-name="N100">
      <style:table-cell-properties fo:background-color="#81d41a"/>
    </style:style>
    <style:style style:name="ce10" style:family="table-cell" style:parent-style-name="Default" style:data-style-name="N100">
      <style:table-cell-properties fo:background-color="#ffffff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ffb66c"/>
    </style:style>
    <style:style style:name="ce41" style:family="table-cell" style:parent-style-name="Default">
      <style:table-cell-properties fo:background-color="#81d41a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100">
      <style:table-cell-properties fo:background-color="#81d41a" style:text-align-source="fix" style:repeat-content="false"/>
      <style:paragraph-properties fo:text-align="end" fo:margin-left="0cm"/>
    </style:style>
    <style:style style:name="ce32" style:family="table-cell" style:parent-style-name="Default" style:data-style-name="N100">
      <style:table-cell-properties fo:background-color="#ffffff"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fo:background-color="#81d41a" style:text-align-source="fix" style:repeat-content="false"/>
      <style:paragraph-properties fo:text-align="start" fo:margin-left="0cm"/>
    </style:style>
    <style:style style:name="ce43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f6f9d4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0">
      <style:table-cell-properties fo:background-color="#81d41a"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00">
      <style:table-cell-properties fo:background-color="#dc143c" style:text-align-source="fix" style:repeat-content="false" fo:border="0.06pt solid #000000"/>
      <style:paragraph-properties fo:text-align="center" fo:margin-left="0cm"/>
      <style:text-properties fo:color="#000000"/>
    </style:style>
    <style:style style:name="ce58" style:family="table-cell" style:parent-style-name="Default" style:data-style-name="N100">
      <style:table-cell-properties fo:background-color="#dc143c" style:text-align-source="fix" style:repeat-content="false" fo:border="0.06pt solid #000000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62e4e" style:text-align-source="fix" style:repeat-content="false" fo:border="0.06pt solid #000000"/>
      <style:paragraph-properties fo:text-align="center" fo:margin-left="0cm"/>
      <style:text-properties fo:color="#000000"/>
    </style:style>
    <style:style style:name="ce61" style:family="table-cell" style:parent-style-name="Default" style:data-style-name="N100">
      <style:table-cell-properties fo:background-color="#d62e4e"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 style:data-style-name="N100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100">
      <style:table-cell-properties fo:background-color="#c9211e" style:text-align-source="fix" style:repeat-content="false" fo:border="0.06pt solid #000000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69" style:family="table-cell" style:parent-style-name="Default" style:data-style-name="N100">
      <style:table-cell-properties fo:background-color="#dc143c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00">
      <style:table-cell-properties fo:background-color="#ffb66c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75" style:family="table-cell" style:parent-style-name="Default" style:data-style-name="N100">
      <style:table-cell-properties fo:background-color="#729fcf" style:text-align-source="fix" style:repeat-content="false" fo:wrap-option="wrap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81d41a" style:text-align-source="fix" style:repeat-content="false" fo:wrap-option="wrap"/>
      <style:paragraph-properties fo:text-align="center" fo:margin-left="0cm"/>
    </style:style>
    <style:style style:name="ce78" style:family="table-cell" style:parent-style-name="Default" style:data-style-name="N100">
      <style:table-cell-properties fo:background-color="#ffffff" style:text-align-source="fix" style:repeat-content="false" fo:wrap-option="wrap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</style:style>
    <style:style style:name="ce81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b2b2b2" style:text-align-source="fix" style:repeat-content="false" fo:wrap-option="wrap"/>
      <style:paragraph-properties fo:text-align="center" fo:margin-left="0cm"/>
    </style:style>
    <style:style style:name="ce83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fo:color="#000000"/>
    </style:style>
    <style:style style:name="ce7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color="#000000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Somente com contrato em aberto'.A1">
          <table:error-message table:message-type="stop" table:display="true"/>
        </table:content-validation>
      </table:content-validations>
      <table:table table:name="Somente com contrato em aber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3" table:default-cell-style-name="ce16"/>
        <table:table-column table:style-name="co4" table:default-cell-style-name="ce12"/>
        <table:table-column table:style-name="co5" table:default-cell-style-name="ce11"/>
        <table:table-column table:style-name="co6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0" table:number-columns-repeated="998" table:default-cell-style-name="Default"/>
        <table:table-row table:style-name="ro1">
          <table:table-cell table:style-name="ce2" office:value-type="string" calcext:value-type="string">
            <text:p>DDD</text:p>
          </table:table-cell>
          <table:table-cell table:style-name="ce26" office:value-type="string" calcext:value-type="string">
            <text:p>Telefone</text:p>
          </table:table-cell>
          <table:table-cell table:style-name="ce4" office:value-type="string" calcext:value-type="string">
            <text:p>CPF com contrato em aberto</text:p>
          </table:table-cell>
          <table:table-cell table:style-name="ce7" table:content-validation-name="val1" office:value-type="string" calcext:value-type="string">
            <text:p>Manter telefone neste cadastro </text:p>
          </table:table-cell>
          <table:table-cell table:style-name="ce53" table:content-validation-name="val1" office:value-type="string" calcext:value-type="string">
            <text:p>Removertelefonenestecadastro</text:p>
          </table:table-cell>
          <table:table-cell table:style-name="ce7" table:content-validation-name="val1" office:value-type="string" calcext:value-type="string">
            <text:p>Observações</text:p>
          </table:table-cell>
          <table:table-cell table:style-name="ce2" office:value-type="string" calcext:value-type="string">
            <text:p>Loja com contrato em aberto</text:p>
          </table:table-cell>
          <table:table-cell table:style-name="ce2" office:value-type="string" calcext:value-type="string">
            <text:p>CPFs com e sem contrato em aberto</text:p>
          </table:table-cell>
          <table:table-cell table:style-name="ce2" office:value-type="string" calcext:value-type="string">
            <text:p>Loja com e sem contrato em aberto</text:p>
          </table:table-cell>
          <table:table-cell table:style-name="ce45" table:number-columns-repeated="101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240374</text:p>
          </table:table-cell>
          <table:table-cell table:style-name="ce17" office:value-type="string" calcext:value-type="string">
            <text:p>02848683023</text:p>
          </table:table-cell>
          <table:table-cell table:style-name="ce11" office:value-type="string" calcext:value-type="string">
            <text:p>02848683023</text:p>
          </table:table-cell>
          <table:table-cell table:style-name="ce55" office:value-type="string" calcext:value-type="string">
            <text:p>02903290008</text:p>
          </table:table-cell>
          <table:table-cell table:style-name="ce18" office:value-type="string" calcext:value-type="string">
            <text:p>cadastro sem contrato aberto ult atualização 201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2848683023, 02903290008</text:p>
          </table:table-cell>
          <table:table-cell office:value-type="string" calcext:value-type="string">
            <text:p>DELTASUL 03 - SANTO AUGUSTO, DELTASUL 33 - SAO LUIZ GONZAG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];&quot;'&quot;)" office:value-type="string" office:string-value="'02903290008'" calcext:value-type="string">
            <text:p>'0290329000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];&quot;'&quot;)" office:value-type="string" office:string-value="'996240374'" calcext:value-type="string">
            <text:p>'99624037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];&quot;'&quot;)" office:value-type="string" office:string-value="'02903290008'" calcext:value-type="string">
            <text:p>'0290329000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];&quot;'&quot;)" office:value-type="string" office:string-value="'996240374'" calcext:value-type="string">
            <text:p>'996240374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589597</text:p>
          </table:table-cell>
          <table:table-cell table:style-name="ce17" office:value-type="string" calcext:value-type="string">
            <text:p>59174153072</text:p>
          </table:table-cell>
          <table:table-cell table:style-name="ce11" office:value-type="string" calcext:value-type="string">
            <text:p>59174153072</text:p>
          </table:table-cell>
          <table:table-cell table:style-name="ce58" office:value-type="string" calcext:value-type="string">
            <text:p>25714961072</text:p>
          </table:table-cell>
          <table:table-cell table:style-name="ce18" office:value-type="string" calcext:value-type="string">
            <text:p>cadastro sem contrato aberto ult atualização 2015 <text:s/>e aberto em 12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25714961072, 59174153072</text:p>
          </table:table-cell>
          <table:table-cell office:value-type="string" calcext:value-type="string">
            <text:p>DELTASUL 15 - SANTA ROSA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];&quot;'&quot;)" office:value-type="string" office:string-value="'25714961072'" calcext:value-type="string">
            <text:p>'2571496107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];&quot;'&quot;)" office:value-type="string" office:string-value="'996589597'" calcext:value-type="string">
            <text:p>'99658959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];&quot;'&quot;)" office:value-type="string" office:string-value="'25714961072'" calcext:value-type="string">
            <text:p>'25714961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];&quot;'&quot;)" office:value-type="string" office:string-value="'996589597'" calcext:value-type="string">
            <text:p>'996589597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634388</text:p>
          </table:table-cell>
          <table:table-cell table:style-name="ce17" office:value-type="string" calcext:value-type="string">
            <text:p>99190214072</text:p>
          </table:table-cell>
          <table:table-cell table:style-name="ce11" office:value-type="string" calcext:value-type="string">
            <text:p>99190214072</text:p>
          </table:table-cell>
          <table:table-cell table:style-name="ce58" office:value-type="string" calcext:value-type="string">
            <text:p>09080007072</text:p>
          </table:table-cell>
          <table:table-cell table:style-name="ce18" office:value-type="string" calcext:value-type="string">
            <text:p>são cônjuges, ele com 83 anos e ela 75, com compra recente -cadastro dele atualizado 2017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9080007072, 99190214072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];&quot;'&quot;)" office:value-type="string" office:string-value="'09080007072'" calcext:value-type="string">
            <text:p>'0908000707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];&quot;'&quot;)" office:value-type="string" office:string-value="'999634388'" calcext:value-type="string">
            <text:p>'99963438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];&quot;'&quot;)" office:value-type="string" office:string-value="'09080007072'" calcext:value-type="string">
            <text:p>'09080007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];&quot;'&quot;)" office:value-type="string" office:string-value="'999634388'" calcext:value-type="string">
            <text:p>'999634388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082871</text:p>
          </table:table-cell>
          <table:table-cell table:style-name="ce17" office:value-type="string" calcext:value-type="string">
            <text:p>97531243091</text:p>
          </table:table-cell>
          <table:table-cell table:style-name="ce11" office:value-type="string" calcext:value-type="string">
            <text:p>53104072000</text:p>
          </table:table-cell>
          <table:table-cell table:style-name="ce59" office:value-type="string" calcext:value-type="string">
            <text:p>97531243091</text:p>
          </table:table-cell>
          <table:table-cell table:style-name="ce18"/>
          <table:table-cell office:value-type="string" calcext:value-type="string">
            <text:p>DELTASUL 03 - SANTO AUGUSTO</text:p>
          </table:table-cell>
          <table:table-cell office:value-type="string" calcext:value-type="string">
            <text:p>53104072000, 97531243091</text:p>
          </table:table-cell>
          <table:table-cell office:value-type="string" calcext:value-type="string">
            <text:p>DELTASUL 128 - SAO FRANCISCO DE ASSIS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];&quot;'&quot;)" office:value-type="string" office:string-value="'97531243091'" calcext:value-type="string">
            <text:p>'97531243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];&quot;'&quot;)" office:value-type="string" office:string-value="'996082871'" calcext:value-type="string">
            <text:p>'99608287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];&quot;'&quot;)" office:value-type="string" office:string-value="'97531243091'" calcext:value-type="string">
            <text:p>'97531243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];&quot;'&quot;)" office:value-type="string" office:string-value="'996082871'" calcext:value-type="string">
            <text:p>'996082871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015338</text:p>
          </table:table-cell>
          <table:table-cell table:style-name="ce17" office:value-type="string" calcext:value-type="string">
            <text:p>08032922954</text:p>
          </table:table-cell>
          <table:table-cell table:style-name="Default"/>
          <table:table-cell table:style-name="ce58" office:value-type="string" calcext:value-type="string">
            <text:p>-</text:p>
          </table:table-cell>
          <table:table-cell table:style-name="ce75" office:value-type="string" calcext:value-type="string">
            <text:p>Já foram excluidos telefones – cadastro sem contrato aberto ult atualização 2006 em alegrete – cont aberto cadastro atualizado em 07/2022, os dois cadastros sem telefone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8032922954, 56888961087</text:p>
          </table:table-cell>
          <table:table-cell office:value-type="string" calcext:value-type="string">
            <text:p>DELTASUL 03 - SANTO AUGUSTO, DELTASUL 66 - ALEGRETE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];&quot;'&quot;)" office:value-type="string" office:string-value="'-'" calcext:value-type="string">
            <text:p>'-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];&quot;'&quot;)" office:value-type="string" office:string-value="'999015338'" calcext:value-type="string">
            <text:p>'99901533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];&quot;'&quot;)" office:value-type="string" office:string-value="'-'" calcext:value-type="string">
            <text:p>'-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];&quot;'&quot;)" office:value-type="string" office:string-value="'999015338'" calcext:value-type="string">
            <text:p>'999015338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402568</text:p>
          </table:table-cell>
          <table:table-cell table:style-name="ce17" office:value-type="string" calcext:value-type="string">
            <text:p>93502265020</text:p>
          </table:table-cell>
          <table:table-cell table:style-name="ce11" office:value-type="string" calcext:value-type="string">
            <text:p>93502265020</text:p>
          </table:table-cell>
          <table:table-cell table:style-name="ce60" office:value-type="string" calcext:value-type="string">
            <text:p>96783729087</text:p>
          </table:table-cell>
          <table:table-cell table:style-name="ce18" office:value-type="string" calcext:value-type="string">
            <text:p>cadastro sem contrato em aberto, teve compra a vista em 2017 em uruguaiania – clt com contrato em aberto atualizado em 10/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93502265020, 96783729087</text:p>
          </table:table-cell>
          <table:table-cell office:value-type="string" calcext:value-type="string">
            <text:p>DELTASUL 03 - SANTO AUGUSTO, DELTASUL 145 - URUGUAIAN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];&quot;'&quot;)" office:value-type="string" office:string-value="'96783729087'" calcext:value-type="string">
            <text:p>'96783729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];&quot;'&quot;)" office:value-type="string" office:string-value="'999402568'" calcext:value-type="string">
            <text:p>'99940256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];&quot;'&quot;)" office:value-type="string" office:string-value="'96783729087'" calcext:value-type="string">
            <text:p>'96783729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];&quot;'&quot;)" office:value-type="string" office:string-value="'999402568'" calcext:value-type="string">
            <text:p>'999402568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059749</text:p>
          </table:table-cell>
          <table:table-cell table:style-name="ce17" office:value-type="string" calcext:value-type="string">
            <text:p>01971659070</text:p>
          </table:table-cell>
          <table:table-cell table:style-name="ce11" office:value-type="string" calcext:value-type="string">
            <text:p>01971659070</text:p>
          </table:table-cell>
          <table:table-cell table:style-name="ce61" office:value-type="string" calcext:value-type="string">
            <text:p>77833171034</text:p>
          </table:table-cell>
          <table:table-cell table:style-name="ce18" office:value-type="string" calcext:value-type="string">
            <text:p>*cadastro sem contrato em aberto <text:s/>fone é da nora Patrici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971659070, 7783317103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];&quot;'&quot;)" office:value-type="string" office:string-value="'77833171034'" calcext:value-type="string">
            <text:p>'77833171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];&quot;'&quot;)" office:value-type="string" office:string-value="'999059749'" calcext:value-type="string">
            <text:p>'99905974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];&quot;'&quot;)" office:value-type="string" office:string-value="'77833171034'" calcext:value-type="string">
            <text:p>'77833171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];&quot;'&quot;)" office:value-type="string" office:string-value="'999059749'" calcext:value-type="string">
            <text:p>'99905974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143669</text:p>
          </table:table-cell>
          <table:table-cell table:style-name="ce17" office:value-type="string" calcext:value-type="string">
            <text:p>61566837049</text:p>
          </table:table-cell>
          <table:table-cell table:style-name="ce11" office:value-type="string" calcext:value-type="string">
            <text:p>61566837049</text:p>
          </table:table-cell>
          <table:table-cell table:style-name="ce61" office:value-type="string" calcext:value-type="string">
            <text:p>27591131087</text:p>
          </table:table-cell>
          <table:table-cell table:style-name="ce18" office:value-type="string" calcext:value-type="string">
            <text:p>cadastro sem contrato em aberto é do esposo, ultima atualização foi em 2017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27591131087, 61566837049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];&quot;'&quot;)" office:value-type="string" office:string-value="'27591131087'" calcext:value-type="string">
            <text:p>'27591131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];&quot;'&quot;)" office:value-type="string" office:string-value="'999143669'" calcext:value-type="string">
            <text:p>'99914366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];&quot;'&quot;)" office:value-type="string" office:string-value="'27591131087'" calcext:value-type="string">
            <text:p>'27591131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];&quot;'&quot;)" office:value-type="string" office:string-value="'999143669'" calcext:value-type="string">
            <text:p>'99914366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795021</text:p>
          </table:table-cell>
          <table:table-cell table:style-name="ce17" office:value-type="string" calcext:value-type="string">
            <text:p>57624500078</text:p>
          </table:table-cell>
          <table:table-cell table:style-name="ce11" office:value-type="string" calcext:value-type="string">
            <text:p>57624500078</text:p>
          </table:table-cell>
          <table:table-cell table:style-name="ce60" office:value-type="string" calcext:value-type="string">
            <text:p>70366187015</text:p>
          </table:table-cell>
          <table:table-cell table:style-name="ce18" office:value-type="string" calcext:value-type="string">
            <text:p>são conjuges, cadastro atualizado 2017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57624500078, 70366187015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];&quot;'&quot;)" office:value-type="string" office:string-value="'70366187015'" calcext:value-type="string">
            <text:p>'7036618701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];&quot;'&quot;)" office:value-type="string" office:string-value="'999795021'" calcext:value-type="string">
            <text:p>'99979502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];&quot;'&quot;)" office:value-type="string" office:string-value="'70366187015'" calcext:value-type="string">
            <text:p>'70366187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];&quot;'&quot;)" office:value-type="string" office:string-value="'999795021'" calcext:value-type="string">
            <text:p>'999795021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7256640</text:p>
          </table:table-cell>
          <table:table-cell table:style-name="ce17" office:value-type="string" calcext:value-type="string">
            <text:p>01311232036</text:p>
          </table:table-cell>
          <table:table-cell table:style-name="ce11" office:value-type="string" calcext:value-type="string">
            <text:p>01469455064</text:p>
          </table:table-cell>
          <table:table-cell table:style-name="ce59" office:value-type="string" calcext:value-type="string">
            <text:p>01311232036</text:p>
          </table:table-cell>
          <table:table-cell table:style-name="ce18" office:value-type="string" calcext:value-type="string">
            <text:p>São conjuges, ambos com contratos em aberto, confirmação dos fones foi pelo whats, já atualizado ctt no cadastro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311232036, 0146945506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];&quot;'&quot;)" office:value-type="string" office:string-value="'01311232036'" calcext:value-type="string">
            <text:p>'01311232036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];&quot;'&quot;)" office:value-type="string" office:string-value="'997256640'" calcext:value-type="string">
            <text:p>'99725664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];&quot;'&quot;)" office:value-type="string" office:string-value="'01311232036'" calcext:value-type="string">
            <text:p>'0131123203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];&quot;'&quot;)" office:value-type="string" office:string-value="'997256640'" calcext:value-type="string">
            <text:p>'997256640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991822</text:p>
          </table:table-cell>
          <table:table-cell table:style-name="ce17" office:value-type="string" calcext:value-type="string">
            <text:p>01478376007</text:p>
          </table:table-cell>
          <table:table-cell table:style-name="ce11" office:value-type="string" calcext:value-type="string">
            <text:p>01478376007</text:p>
          </table:table-cell>
          <table:table-cell table:style-name="ce61" office:value-type="string" calcext:value-type="string">
            <text:p>32294522087</text:p>
          </table:table-cell>
          <table:table-cell table:style-name="ce18" office:value-type="string" calcext:value-type="string">
            <text:p>cadastro sem contrato em aberto clt com 85 anos não compra desde 2014, clt com contrato em aberto teve cobrança recente nesse cel do cad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478376007, 32294522087</text:p>
          </table:table-cell>
          <table:table-cell office:value-type="string" calcext:value-type="string">
            <text:p>DELTASUL 03 - SANTO AUGUSTO, DELTASUL 46 - SANTA MARI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];&quot;'&quot;)" office:value-type="string" office:string-value="'32294522087'" calcext:value-type="string">
            <text:p>'32294522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];&quot;'&quot;)" office:value-type="string" office:string-value="'999991822'" calcext:value-type="string">
            <text:p>'99999182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];&quot;'&quot;)" office:value-type="string" office:string-value="'32294522087'" calcext:value-type="string">
            <text:p>'32294522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];&quot;'&quot;)" office:value-type="string" office:string-value="'999991822'" calcext:value-type="string">
            <text:p>'999991822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31" office:value-type="string" calcext:value-type="string">
            <text:p>996568745</text:p>
          </table:table-cell>
          <table:table-cell table:style-name="ce20"/>
          <table:table-cell table:style-name="ce28"/>
          <table:table-cell table:style-name="ce62" office:value-type="string" calcext:value-type="string">
            <text:p>02362706052–88888888020</text:p>
          </table:table-cell>
          <table:table-cell table:style-name="ce38" office:value-type="string" calcext:value-type="string">
            <text:p>não identificado clt estrangeiro, outro cadastro desatualizado</text:p>
          </table:table-cell>
          <table:table-cell table:style-name="ce41" office:value-type="string" calcext:value-type="string">
            <text:p>DELTASUL 03 - SANTO AUGUSTO</text:p>
          </table:table-cell>
          <table:table-cell table:style-name="ce41" office:value-type="string" calcext:value-type="string">
            <text:p>02362706052, 88888888020</text:p>
          </table:table-cell>
          <table:table-cell table:style-name="ce41" office:value-type="string" calcext:value-type="string">
            <text:p>DELTASUL 03 - SANTO AUGUSTO, DELTASUL 79 - SANTANA DO LIVRAMEN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];&quot;'&quot;)" office:value-type="string" office:string-value="'02362706052–88888888020'" calcext:value-type="string">
            <text:p>'02362706052–8888888802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];&quot;'&quot;)" office:value-type="string" office:string-value="'996568745'" calcext:value-type="string">
            <text:p>'99656874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];&quot;'&quot;)" office:value-type="string" office:string-value="'02362706052–88888888020'" calcext:value-type="string">
            <text:p>'02362706052–88888888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];&quot;'&quot;)" office:value-type="string" office:string-value="'996568745'" calcext:value-type="string">
            <text:p>'996568745'</text:p>
          </table:table-cell>
          <table:table-cell office:value-type="string" calcext:value-type="string">
            <text:p>;</text:p>
          </table:table-cell>
          <table:table-cell table:style-name="ce41"/>
          <table:table-cell table:number-columns-repeated="3"/>
          <table:table-cell table:style-name="ce41" table:number-columns-repeated="997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151044</text:p>
          </table:table-cell>
          <table:table-cell table:style-name="ce17" office:value-type="string" calcext:value-type="string">
            <text:p>90851866000107</text:p>
          </table:table-cell>
          <table:table-cell table:style-name="ce11" office:value-type="string" calcext:value-type="string">
            <text:p>70363056068</text:p>
          </table:table-cell>
          <table:table-cell table:style-name="ce61" office:value-type="string" calcext:value-type="string">
            <text:p>52373983087,90851866000107</text:p>
          </table:table-cell>
          <table:table-cell table:style-name="ce18" office:value-type="string" calcext:value-type="string">
            <text:p>cadastro sem contrato aberto ult atualização 2016 clt com 80 anos é mae do clt com cont em aberto, <text:s/>onde o mesmo que administra o cnpj 9que tem contrato em aberto)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52373983087, 70363056068, 90851866000107</text:p>
          </table:table-cell>
          <table:table-cell office:value-type="string" calcext:value-type="string">
            <text:p>DELTASUL 03 - SANTO AUGUSTO, 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];&quot;'&quot;)" office:value-type="string" office:string-value="'52373983087,90851866000107'" calcext:value-type="string">
            <text:p>'52373983087,9085186600010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4];&quot;'&quot;)" office:value-type="string" office:string-value="'999151044'" calcext:value-type="string">
            <text:p>'99915104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4];&quot;'&quot;)" office:value-type="string" office:string-value="'52373983087,90851866000107'" calcext:value-type="string">
            <text:p>'52373983087,9085186600010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];&quot;'&quot;)" office:value-type="string" office:string-value="'999151044'" calcext:value-type="string">
            <text:p>'999151044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84376876</text:p>
          </table:table-cell>
          <table:table-cell table:style-name="ce17" office:value-type="string" calcext:value-type="string">
            <text:p>76842169020</text:p>
          </table:table-cell>
          <table:table-cell table:style-name="ce11" office:value-type="string" calcext:value-type="string">
            <text:p>41825284091</text:p>
          </table:table-cell>
          <table:table-cell table:style-name="ce59" office:value-type="string" calcext:value-type="string">
            <text:p>76842169020</text:p>
          </table:table-cell>
          <table:table-cell table:style-name="ce18" office:value-type="string" calcext:value-type="string">
            <text:p>irmaos, cadastro sem contrato aberto ultima atualizaçao foi 2018, cpf com contrato em aberto foi colocado fone do irmão que fez a compr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41825284091, 76842169020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];&quot;'&quot;)" office:value-type="string" office:string-value="'76842169020'" calcext:value-type="string">
            <text:p>'7684216902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5];&quot;'&quot;)" office:value-type="string" office:string-value="'984376876'" calcext:value-type="string">
            <text:p>'98437687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5];&quot;'&quot;)" office:value-type="string" office:string-value="'76842169020'" calcext:value-type="string">
            <text:p>'76842169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];&quot;'&quot;)" office:value-type="string" office:string-value="'984376876'" calcext:value-type="string">
            <text:p>'984376876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047913</text:p>
          </table:table-cell>
          <table:table-cell table:style-name="ce17" office:value-type="string" calcext:value-type="string">
            <text:p>00994532075</text:p>
          </table:table-cell>
          <table:table-cell table:style-name="ce11" office:value-type="string" calcext:value-type="string">
            <text:p>00994532075</text:p>
          </table:table-cell>
          <table:table-cell table:style-name="ce61" office:value-type="string" calcext:value-type="string">
            <text:p>19765908091</text:p>
          </table:table-cell>
          <table:table-cell table:style-name="ce18" office:value-type="string" calcext:value-type="string">
            <text:p>são nora e sogro, cadastro sem contrato em aberto foi tirado mercadoria pra nora, confirmado no historico de cobrança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994532075, 19765908091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];&quot;'&quot;)" office:value-type="string" office:string-value="'19765908091'" calcext:value-type="string">
            <text:p>'19765908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6];&quot;'&quot;)" office:value-type="string" office:string-value="'999047913'" calcext:value-type="string">
            <text:p>'99904791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6];&quot;'&quot;)" office:value-type="string" office:string-value="'19765908091'" calcext:value-type="string">
            <text:p>'19765908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];&quot;'&quot;)" office:value-type="string" office:string-value="'999047913'" calcext:value-type="string">
            <text:p>'999047913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601156</text:p>
          </table:table-cell>
          <table:table-cell table:style-name="ce17" office:value-type="string" calcext:value-type="string">
            <text:p>35524960091</text:p>
          </table:table-cell>
          <table:table-cell table:style-name="ce11" office:value-type="string" calcext:value-type="string">
            <text:p>35524960091</text:p>
          </table:table-cell>
          <table:table-cell table:style-name="ce61" office:value-type="string" calcext:value-type="string">
            <text:p>98804138068</text:p>
          </table:table-cell>
          <table:table-cell table:style-name="ce18" office:value-type="string" calcext:value-type="string">
            <text:p>cadastro sem contrato em aberto ultima atualização 2014 outro cadastro com parcela vencida, confirmado no histórico de cobrança, atualizado em 07/2020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35524960091, 98804138068</text:p>
          </table:table-cell>
          <table:table-cell office:value-type="string" calcext:value-type="string">
            <text:p>DELTASUL 03 - SANTO AUGUSTO, DELTASUL 88 - TUPANCIRET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];&quot;'&quot;)" office:value-type="string" office:string-value="'98804138068'" calcext:value-type="string">
            <text:p>'9880413806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7];&quot;'&quot;)" office:value-type="string" office:string-value="'999601156'" calcext:value-type="string">
            <text:p>'99960115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7];&quot;'&quot;)" office:value-type="string" office:string-value="'98804138068'" calcext:value-type="string">
            <text:p>'98804138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];&quot;'&quot;)" office:value-type="string" office:string-value="'999601156'" calcext:value-type="string">
            <text:p>'999601156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066347</text:p>
          </table:table-cell>
          <table:table-cell table:style-name="ce17" office:value-type="string" calcext:value-type="string">
            <text:p>57623813072</text:p>
          </table:table-cell>
          <table:table-cell table:style-name="ce11" office:value-type="string" calcext:value-type="string">
            <text:p>57623813072</text:p>
          </table:table-cell>
          <table:table-cell table:style-name="ce61" office:value-type="string" calcext:value-type="string">
            <text:p>02409741070</text:p>
          </table:table-cell>
          <table:table-cell table:style-name="ce18" office:value-type="string" calcext:value-type="string">
            <text:p>cadastro sem contrato aberto ult atualização 2015 <text:s/>– cont aberto cadastro atualizado em 12/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2409741070, 57623813072</text:p>
          </table:table-cell>
          <table:table-cell office:value-type="string" calcext:value-type="string">
            <text:p>DELTASUL 66 - ALEGRETE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];&quot;'&quot;)" office:value-type="string" office:string-value="'02409741070'" calcext:value-type="string">
            <text:p>'0240974107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8];&quot;'&quot;)" office:value-type="string" office:string-value="'996066347'" calcext:value-type="string">
            <text:p>'99606634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8];&quot;'&quot;)" office:value-type="string" office:string-value="'02409741070'" calcext:value-type="string">
            <text:p>'0240974107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];&quot;'&quot;)" office:value-type="string" office:string-value="'996066347'" calcext:value-type="string">
            <text:p>'996066347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769582</text:p>
          </table:table-cell>
          <table:table-cell table:style-name="ce17" office:value-type="string" calcext:value-type="string">
            <text:p>36612642068</text:p>
          </table:table-cell>
          <table:table-cell table:style-name="ce11" office:value-type="string" calcext:value-type="string">
            <text:p>36612642068</text:p>
          </table:table-cell>
          <table:table-cell table:style-name="ce61" office:value-type="string" calcext:value-type="string">
            <text:p>78703549020</text:p>
          </table:table-cell>
          <table:table-cell table:style-name="ce18" office:value-type="string" calcext:value-type="string">
            <text:p>São conjuges, ambos usam o mesmo telefone, confirmado por ligação, cadastro sem contrato em aberto comprou no crediario 2014 e comprou a vista agora em 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36612642068, 78703549020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];&quot;'&quot;)" office:value-type="string" office:string-value="'78703549020'" calcext:value-type="string">
            <text:p>'7870354902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9];&quot;'&quot;)" office:value-type="string" office:string-value="'996769582'" calcext:value-type="string">
            <text:p>'99676958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9];&quot;'&quot;)" office:value-type="string" office:string-value="'78703549020'" calcext:value-type="string">
            <text:p>'78703549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];&quot;'&quot;)" office:value-type="string" office:string-value="'996769582'" calcext:value-type="string">
            <text:p>'996769582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0" office:value-type="string" calcext:value-type="string">
            <text:p>55 <text:s text:c="2"/></text:p>
          </table:table-cell>
          <table:table-cell table:style-name="ce32" office:value-type="string" calcext:value-type="string">
            <text:p>996188843</text:p>
          </table:table-cell>
          <table:table-cell table:style-name="ce43" office:value-type="string" calcext:value-type="string">
            <text:p>00987306065</text:p>
          </table:table-cell>
          <table:table-cell table:style-name="ce54"/>
          <table:table-cell table:style-name="ce55" office:value-type="string" calcext:value-type="string">
            <text:p>44950837087-00987306065</text:p>
          </table:table-cell>
          <table:table-cell table:style-name="ce78" office:value-type="string" calcext:value-type="string">
            <text:p>São conjuges, ambos colocaram fone da filha no cadastro, falado com filha que passou cel da clt que tem contrato em andamento, já colocado no cadastro</text:p>
          </table:table-cell>
          <table:table-cell table:style-name="ce27" office:value-type="string" calcext:value-type="string">
            <text:p>DELTASUL 03 - SANTO AUGUSTO</text:p>
          </table:table-cell>
          <table:table-cell table:style-name="ce27" office:value-type="string" calcext:value-type="string">
            <text:p>00987306065, 44950837087</text:p>
          </table:table-cell>
          <table:table-cell table:style-name="ce27"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];&quot;'&quot;)" office:value-type="string" office:string-value="'44950837087-00987306065'" calcext:value-type="string">
            <text:p>'44950837087-0098730606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0];&quot;'&quot;)" office:value-type="string" office:string-value="'996188843'" calcext:value-type="string">
            <text:p>'99618884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0];&quot;'&quot;)" office:value-type="string" office:string-value="'44950837087-00987306065'" calcext:value-type="string">
            <text:p>'44950837087-0098730606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];&quot;'&quot;)" office:value-type="string" office:string-value="'996188843'" calcext:value-type="string">
            <text:p>'996188843'</text:p>
          </table:table-cell>
          <table:table-cell office:value-type="string" calcext:value-type="string">
            <text:p>;</text:p>
          </table:table-cell>
          <table:table-cell table:style-name="ce27"/>
          <table:table-cell table:number-columns-repeated="3"/>
          <table:table-cell table:style-name="ce27" table:number-columns-repeated="997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071877</text:p>
          </table:table-cell>
          <table:table-cell table:number-columns-repeated="2" office:value-type="float" office:value="41149033053" calcext:value-type="float">
            <text:p>41149033053</text:p>
          </table:table-cell>
          <table:table-cell table:style-name="ce61" office:value-type="float" office:value="56293160010" calcext:value-type="float">
            <text:p>56293160010</text:p>
          </table:table-cell>
          <table:table-cell office:value-type="string" calcext:value-type="string">
            <text:p>são tia e sobrinha, ambos os cadastros atualizados recentemente 2022, fone do cadastro que tem contrato em andamento foi confirmado por ligação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41149033053, 56293160010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];&quot;'&quot;)" office:value-type="string" office:string-value="'56293160010'" calcext:value-type="string">
            <text:p>'5629316001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1];&quot;'&quot;)" office:value-type="string" office:string-value="'999071877'" calcext:value-type="string">
            <text:p>'99907187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1];&quot;'&quot;)" office:value-type="string" office:string-value="'56293160010'" calcext:value-type="string">
            <text:p>'5629316001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];&quot;'&quot;)" office:value-type="string" office:string-value="'999071877'" calcext:value-type="string">
            <text:p>'999071877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562424</text:p>
          </table:table-cell>
          <table:table-cell table:style-name="ce17" office:value-type="string" calcext:value-type="string">
            <text:p>04227393086</text:p>
          </table:table-cell>
          <table:table-cell table:style-name="ce11" office:value-type="string" calcext:value-type="string">
            <text:p>04227393086</text:p>
          </table:table-cell>
          <table:table-cell table:style-name="ce61" office:value-type="string" calcext:value-type="string">
            <text:p>34498702034</text:p>
          </table:table-cell>
          <table:table-cell table:style-name="ce18" office:value-type="string" calcext:value-type="string">
            <text:p>cadastro sem contrato aberto ult atualização 2019 74 anos – cont aberto cadastro atualizado em 07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4227393086, 34498702034</text:p>
          </table:table-cell>
          <table:table-cell office:value-type="string" calcext:value-type="string">
            <text:p>DELTASUL 03 - SANTO AUGUSTO, DELTASUL 89 - URUGUAIAN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2];&quot;'&quot;)" office:value-type="string" office:string-value="'34498702034'" calcext:value-type="string">
            <text:p>'34498702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2];&quot;'&quot;)" office:value-type="string" office:string-value="'996562424'" calcext:value-type="string">
            <text:p>'99656242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2];&quot;'&quot;)" office:value-type="string" office:string-value="'34498702034'" calcext:value-type="string">
            <text:p>'34498702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2];&quot;'&quot;)" office:value-type="string" office:string-value="'996562424'" calcext:value-type="string">
            <text:p>'996562424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128624</text:p>
          </table:table-cell>
          <table:table-cell office:value-type="float" office:value="1907004084" calcext:value-type="float">
            <text:p>1907004084</text:p>
          </table:table-cell>
          <table:table-cell office:value-type="float" office:value="21126372072" calcext:value-type="float">
            <text:p>21126372072</text:p>
          </table:table-cell>
          <table:table-cell table:style-name="ce59" office:value-type="float" office:value="1907004084" calcext:value-type="float">
            <text:p>1907004084</text:p>
          </table:table-cell>
          <table:table-cell office:value-type="string" calcext:value-type="string">
            <text:p>cadastro com atualização 2017 tem parcelas vencidas, cadastro com contrato em andamento atualizado 11/2022 confirmado via whats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907004084, 21126372072</text:p>
          </table:table-cell>
          <table:table-cell office:value-type="string" calcext:value-type="string">
            <text:p>DELTASUL 03 - SANTO AUGUSTO, DELTASUL 14 - IJU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3];&quot;'&quot;)" office:value-type="string" office:string-value="'1907004084'" calcext:value-type="string">
            <text:p>'190700408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3];&quot;'&quot;)" office:value-type="string" office:string-value="'996128624'" calcext:value-type="string">
            <text:p>'99612862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3];&quot;'&quot;)" office:value-type="string" office:string-value="'1907004084'" calcext:value-type="string">
            <text:p>'190700408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3];&quot;'&quot;)" office:value-type="string" office:string-value="'996128624'" calcext:value-type="string">
            <text:p>'996128624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493677</text:p>
          </table:table-cell>
          <table:table-cell table:style-name="ce17" office:value-type="string" calcext:value-type="string">
            <text:p>21799474020</text:p>
          </table:table-cell>
          <table:table-cell table:style-name="ce11" office:value-type="string" calcext:value-type="string">
            <text:p>21799474020</text:p>
          </table:table-cell>
          <table:table-cell table:style-name="ce61" office:value-type="string" calcext:value-type="string">
            <text:p>76013340072</text:p>
          </table:table-cell>
          <table:table-cell table:style-name="ce18" office:value-type="string" calcext:value-type="string">
            <text:p>cadastro sem contrato aberto ult atualização 2016 – cont aberto cadastro atualizado em 12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21799474020, 76013340072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4];&quot;'&quot;)" office:value-type="string" office:string-value="'76013340072'" calcext:value-type="string">
            <text:p>'7601334007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4];&quot;'&quot;)" office:value-type="string" office:string-value="'999493677'" calcext:value-type="string">
            <text:p>'99949367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4];&quot;'&quot;)" office:value-type="string" office:string-value="'76013340072'" calcext:value-type="string">
            <text:p>'76013340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4];&quot;'&quot;)" office:value-type="string" office:string-value="'999493677'" calcext:value-type="string">
            <text:p>'999493677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994027</text:p>
          </table:table-cell>
          <table:table-cell table:style-name="ce17" office:value-type="string" calcext:value-type="string">
            <text:p>13839164702</text:p>
          </table:table-cell>
          <table:table-cell table:style-name="ce11" office:value-type="string" calcext:value-type="string">
            <text:p>13839164702</text:p>
          </table:table-cell>
          <table:table-cell table:style-name="ce61" office:value-type="string" calcext:value-type="string">
            <text:p>00134583027</text:p>
          </table:table-cell>
          <table:table-cell table:style-name="ce18" office:value-type="string" calcext:value-type="string">
            <text:p>cadastro sem contrato aberto ult atualização 2015 – cont aberto cadastro atualizado em 09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134583027, 13839164702</text:p>
          </table:table-cell>
          <table:table-cell office:value-type="string" calcext:value-type="string">
            <text:p>DELTASUL 89 - URUGUAIANA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5];&quot;'&quot;)" office:value-type="string" office:string-value="'00134583027'" calcext:value-type="string">
            <text:p>'0013458302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5];&quot;'&quot;)" office:value-type="string" office:string-value="'999994027'" calcext:value-type="string">
            <text:p>'99999402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5];&quot;'&quot;)" office:value-type="string" office:string-value="'00134583027'" calcext:value-type="string">
            <text:p>'0013458302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5];&quot;'&quot;)" office:value-type="string" office:string-value="'999994027'" calcext:value-type="string">
            <text:p>'999994027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987414</text:p>
          </table:table-cell>
          <table:table-cell table:style-name="ce17" office:value-type="string" calcext:value-type="string">
            <text:p>37513729034</text:p>
          </table:table-cell>
          <table:table-cell table:style-name="ce11" office:value-type="string" calcext:value-type="string">
            <text:p>37513729034</text:p>
          </table:table-cell>
          <table:table-cell table:style-name="ce61" office:value-type="string" calcext:value-type="string">
            <text:p>25328751000</text:p>
          </table:table-cell>
          <table:table-cell table:style-name="ce18" office:value-type="string" calcext:value-type="string">
            <text:p>cadastro sem contrato aberto ult atualização 2015 somente compras a vista – cont aberto cadastro atualizado em 11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25328751000, 37513729034</text:p>
          </table:table-cell>
          <table:table-cell office:value-type="string" calcext:value-type="string">
            <text:p>DELTASUL 46 - SANTA MARIA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6];&quot;'&quot;)" office:value-type="string" office:string-value="'25328751000'" calcext:value-type="string">
            <text:p>'2532875100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6];&quot;'&quot;)" office:value-type="string" office:string-value="'999987414'" calcext:value-type="string">
            <text:p>'99998741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6];&quot;'&quot;)" office:value-type="string" office:string-value="'25328751000'" calcext:value-type="string">
            <text:p>'25328751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6];&quot;'&quot;)" office:value-type="string" office:string-value="'999987414'" calcext:value-type="string">
            <text:p>'999987414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960455</text:p>
          </table:table-cell>
          <table:table-cell table:style-name="ce17" office:value-type="string" calcext:value-type="string">
            <text:p>00746137079</text:p>
          </table:table-cell>
          <table:table-cell table:style-name="ce11" office:value-type="string" calcext:value-type="string">
            <text:p>00746137079</text:p>
          </table:table-cell>
          <table:table-cell table:style-name="ce61" office:value-type="string" calcext:value-type="string">
            <text:p>27901130091</text:p>
          </table:table-cell>
          <table:table-cell table:style-name="ce18" office:value-type="string" calcext:value-type="string">
            <text:p>mãe e filha, cadastro sem contrato em aberto ultima atualização 2017 - contrato em aberto atualizado 12/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746137079, 27901130091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7];&quot;'&quot;)" office:value-type="string" office:string-value="'27901130091'" calcext:value-type="string">
            <text:p>'27901130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7];&quot;'&quot;)" office:value-type="string" office:string-value="'996960455'" calcext:value-type="string">
            <text:p>'99696045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7];&quot;'&quot;)" office:value-type="string" office:string-value="'27901130091'" calcext:value-type="string">
            <text:p>'27901130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7];&quot;'&quot;)" office:value-type="string" office:string-value="'996960455'" calcext:value-type="string">
            <text:p>'996960455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838403</text:p>
          </table:table-cell>
          <table:table-cell table:style-name="ce17" office:value-type="string" calcext:value-type="string">
            <text:p>94882959020</text:p>
          </table:table-cell>
          <table:table-cell table:style-name="ce11" office:value-type="string" calcext:value-type="string">
            <text:p>94882959020</text:p>
          </table:table-cell>
          <table:table-cell table:style-name="ce61" office:value-type="string" calcext:value-type="string">
            <text:p>52373967049</text:p>
          </table:table-cell>
          <table:table-cell table:style-name="ce18" office:value-type="string" calcext:value-type="string">
            <text:p>são conjuges, cadastro sem contrato em aberto atualizado 05/2020 – contrato em aberto atualizado 12/22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52373967049, 94882959020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8];&quot;'&quot;)" office:value-type="string" office:string-value="'52373967049'" calcext:value-type="string">
            <text:p>'5237396704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8];&quot;'&quot;)" office:value-type="string" office:string-value="'996838403'" calcext:value-type="string">
            <text:p>'99683840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8];&quot;'&quot;)" office:value-type="string" office:string-value="'52373967049'" calcext:value-type="string">
            <text:p>'52373967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8];&quot;'&quot;)" office:value-type="string" office:string-value="'996838403'" calcext:value-type="string">
            <text:p>'996838403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7081106</text:p>
          </table:table-cell>
          <table:table-cell table:style-name="ce23" office:value-type="float" office:value="40539679020" calcext:value-type="float">
            <text:p>40539679020</text:p>
          </table:table-cell>
          <table:table-cell office:value-type="float" office:value="61980234000" calcext:value-type="float">
            <text:p>61980234000</text:p>
          </table:table-cell>
          <table:table-cell table:style-name="ce59" office:value-type="float" office:value="40539679020" calcext:value-type="float">
            <text:p>40539679020</text:p>
          </table:table-cell>
          <table:table-cell office:value-type="string" calcext:value-type="string">
            <text:p>ex conjuge, ambos cadastros atualizados recentemente 2022, cadastro com contrato em aberto confirmado telefone por ligação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40539679020, 61980234000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9];&quot;'&quot;)" office:value-type="string" office:string-value="'40539679020'" calcext:value-type="string">
            <text:p>'4053967902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9];&quot;'&quot;)" office:value-type="string" office:string-value="'997081106'" calcext:value-type="string">
            <text:p>'99708110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9];&quot;'&quot;)" office:value-type="string" office:string-value="'40539679020'" calcext:value-type="string">
            <text:p>'40539679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9];&quot;'&quot;)" office:value-type="string" office:string-value="'997081106'" calcext:value-type="string">
            <text:p>'997081106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128534</text:p>
          </table:table-cell>
          <table:table-cell table:style-name="ce17" office:value-type="string" calcext:value-type="string">
            <text:p>00133360024</text:p>
          </table:table-cell>
          <table:table-cell table:style-name="ce11" office:value-type="string" calcext:value-type="string">
            <text:p>00133360024</text:p>
          </table:table-cell>
          <table:table-cell table:style-name="ce61" office:value-type="string" calcext:value-type="string">
            <text:p>28657497034</text:p>
          </table:table-cell>
          <table:table-cell table:style-name="ce18" office:value-type="string" calcext:value-type="string">
            <text:p>são conjuges, cadastro sem contrato em aberto atualizado 2019 sem nenhuma compra – contrato em aberto atualizado 07/22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133360024, 28657497034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0];&quot;'&quot;)" office:value-type="string" office:string-value="'28657497034'" calcext:value-type="string">
            <text:p>'28657497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0];&quot;'&quot;)" office:value-type="string" office:string-value="'999128534'" calcext:value-type="string">
            <text:p>'99912853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0];&quot;'&quot;)" office:value-type="string" office:string-value="'28657497034'" calcext:value-type="string">
            <text:p>'28657497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0];&quot;'&quot;)" office:value-type="string" office:string-value="'999128534'" calcext:value-type="string">
            <text:p>'999128534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853555</text:p>
          </table:table-cell>
          <table:table-cell table:style-name="ce17" office:value-type="string" calcext:value-type="string">
            <text:p>86877712072</text:p>
          </table:table-cell>
          <table:table-cell table:style-name="ce11" office:value-type="string" calcext:value-type="string">
            <text:p>86877712072</text:p>
          </table:table-cell>
          <table:table-cell table:style-name="ce61" office:value-type="string" calcext:value-type="string">
            <text:p>02511717018</text:p>
          </table:table-cell>
          <table:table-cell table:style-name="ce18" office:value-type="string" calcext:value-type="string">
            <text:p>cadastro sem contrato aberto ult atualização 2020 – cont aberto cadastro atualizado em 07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2511717018, 86877712072</text:p>
          </table:table-cell>
          <table:table-cell office:value-type="string" calcext:value-type="string">
            <text:p>DELTASUL 103 - ROSARIO DO SUL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1];&quot;'&quot;)" office:value-type="string" office:string-value="'02511717018'" calcext:value-type="string">
            <text:p>'0251171701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1];&quot;'&quot;)" office:value-type="string" office:string-value="'996853555'" calcext:value-type="string">
            <text:p>'99685355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1];&quot;'&quot;)" office:value-type="string" office:string-value="'02511717018'" calcext:value-type="string">
            <text:p>'0251171701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1];&quot;'&quot;)" office:value-type="string" office:string-value="'996853555'" calcext:value-type="string">
            <text:p>'996853555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7050309</text:p>
          </table:table-cell>
          <table:table-cell table:style-name="ce17" office:value-type="string" calcext:value-type="string">
            <text:p>01384319069</text:p>
          </table:table-cell>
          <table:table-cell table:style-name="ce11" office:value-type="string" calcext:value-type="string">
            <text:p>01384319069</text:p>
          </table:table-cell>
          <table:table-cell table:style-name="ce61" office:value-type="string" calcext:value-type="string">
            <text:p>41941101020</text:p>
          </table:table-cell>
          <table:table-cell table:style-name="ce18" office:value-type="string" calcext:value-type="string">
            <text:p>são conjuges, ambos <text:s/>usam o mesmo numero de telefone, confirmado pelo histórico de cobrança – cadastro com contrato em aberto atualizado 10/22 – sem contrato 11/21 finalizou pgto 08/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384319069, 41941101020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2];&quot;'&quot;)" office:value-type="string" office:string-value="'41941101020'" calcext:value-type="string">
            <text:p>'4194110102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2];&quot;'&quot;)" office:value-type="string" office:string-value="'997050309'" calcext:value-type="string">
            <text:p>'99705030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2];&quot;'&quot;)" office:value-type="string" office:string-value="'41941101020'" calcext:value-type="string">
            <text:p>'41941101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2];&quot;'&quot;)" office:value-type="string" office:string-value="'997050309'" calcext:value-type="string">
            <text:p>'99705030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458316</text:p>
          </table:table-cell>
          <table:table-cell table:style-name="ce17" office:value-type="string" calcext:value-type="string">
            <text:p>94411069091</text:p>
          </table:table-cell>
          <table:table-cell table:style-name="ce11" office:value-type="string" calcext:value-type="string">
            <text:p>94411069091</text:p>
          </table:table-cell>
          <table:table-cell table:style-name="ce61" office:value-type="string" calcext:value-type="string">
            <text:p>04203578078</text:p>
          </table:table-cell>
          <table:table-cell table:style-name="ce18" office:value-type="string" calcext:value-type="string">
            <text:p>Cadastro sem contrato atualização em 2017 sem nenhuma compra – cadastro com contrato em aberto atualizado 03/22 confirmado fone da clt no histórico de cobranç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4203578078, 94411069091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3];&quot;'&quot;)" office:value-type="string" office:string-value="'04203578078'" calcext:value-type="string">
            <text:p>'0420357807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3];&quot;'&quot;)" office:value-type="string" office:string-value="'996458316'" calcext:value-type="string">
            <text:p>'99645831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3];&quot;'&quot;)" office:value-type="string" office:string-value="'04203578078'" calcext:value-type="string">
            <text:p>'0420357807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3];&quot;'&quot;)" office:value-type="string" office:string-value="'996458316'" calcext:value-type="string">
            <text:p>'996458316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784112</text:p>
          </table:table-cell>
          <table:table-cell table:style-name="ce17" office:value-type="string" calcext:value-type="string">
            <text:p>37245970025</text:p>
          </table:table-cell>
          <table:table-cell table:style-name="ce11" office:value-type="string" calcext:value-type="string">
            <text:p>37245970025</text:p>
          </table:table-cell>
          <table:table-cell table:style-name="ce60" office:value-type="string" calcext:value-type="string">
            <text:p>19765916000</text:p>
          </table:table-cell>
          <table:table-cell table:style-name="ce18" office:value-type="string" calcext:value-type="string">
            <text:p>mãe e filha, cadastro sem contrato em aberto ultima atualização 2017 - contrato em aberto atualizado 11/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19765916000, 37245970025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4];&quot;'&quot;)" office:value-type="string" office:string-value="'19765916000'" calcext:value-type="string">
            <text:p>'1976591600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4];&quot;'&quot;)" office:value-type="string" office:string-value="'999784112'" calcext:value-type="string">
            <text:p>'99978411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4];&quot;'&quot;)" office:value-type="string" office:string-value="'19765916000'" calcext:value-type="string">
            <text:p>'19765916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4];&quot;'&quot;)" office:value-type="string" office:string-value="'999784112'" calcext:value-type="string">
            <text:p>'999784112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086047</text:p>
          </table:table-cell>
          <table:table-cell table:style-name="ce17" office:value-type="string" calcext:value-type="string">
            <text:p>93628137004</text:p>
          </table:table-cell>
          <table:table-cell table:style-name="ce11" office:value-type="string" calcext:value-type="string">
            <text:p><text:s/>93628137004 </text:p>
          </table:table-cell>
          <table:table-cell table:style-name="ce61" office:value-type="string" calcext:value-type="string">
            <text:p>70362645000</text:p>
          </table:table-cell>
          <table:table-cell table:style-name="ce78" office:value-type="string" calcext:value-type="string">
            <text:p>são conjuges ele com 80 anos e ela com 84 anos, cadastro sem contrato em aberto atualizado 2006 – cadastro com contrato em aberto esta com parcelas vencidas desde 2018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70362645000, 9362813700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5];&quot;'&quot;)" office:value-type="string" office:string-value="'70362645000'" calcext:value-type="string">
            <text:p>'7036264500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5];&quot;'&quot;)" office:value-type="string" office:string-value="'999086047'" calcext:value-type="string">
            <text:p>'99908604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5];&quot;'&quot;)" office:value-type="string" office:string-value="'70362645000'" calcext:value-type="string">
            <text:p>'70362645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5];&quot;'&quot;)" office:value-type="string" office:string-value="'999086047'" calcext:value-type="string">
            <text:p>'999086047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073476</text:p>
          </table:table-cell>
          <table:table-cell table:style-name="ce17" office:value-type="string" calcext:value-type="string">
            <text:p>28166957000</text:p>
          </table:table-cell>
          <table:table-cell table:style-name="ce11" office:value-type="string" calcext:value-type="string">
            <text:p>28166957000</text:p>
          </table:table-cell>
          <table:table-cell table:style-name="ce61" office:value-type="string" calcext:value-type="string">
            <text:p>03302764090</text:p>
          </table:table-cell>
          <table:table-cell table:style-name="ce18" office:value-type="string" calcext:value-type="string">
            <text:p>cadastro sem contrato aberto ult atualização 2019 sem nenhuma compra – cont aberto cadastro atualizado em 08/2021, confirmado telefone pelo histórico de cobranç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3302764090, 28166957000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6];&quot;'&quot;)" office:value-type="string" office:string-value="'03302764090'" calcext:value-type="string">
            <text:p>'0330276409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6];&quot;'&quot;)" office:value-type="string" office:string-value="'996073476'" calcext:value-type="string">
            <text:p>'99607347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6];&quot;'&quot;)" office:value-type="string" office:string-value="'03302764090'" calcext:value-type="string">
            <text:p>'0330276409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6];&quot;'&quot;)" office:value-type="string" office:string-value="'996073476'" calcext:value-type="string">
            <text:p>'996073476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140086</text:p>
          </table:table-cell>
          <table:table-cell table:style-name="ce17" office:value-type="string" calcext:value-type="string">
            <text:p>39705307091</text:p>
          </table:table-cell>
          <table:table-cell table:style-name="ce11" office:value-type="string" calcext:value-type="string">
            <text:p>39705307091</text:p>
          </table:table-cell>
          <table:table-cell table:style-name="ce58" office:value-type="string" calcext:value-type="string">
            <text:p>57624984091–23000913000103</text:p>
          </table:table-cell>
          <table:table-cell table:style-name="ce18" office:value-type="string" calcext:value-type="string">
            <text:p>são conjuges, cnpj sem contrato em aberto ultima atualização feita em 11/2020, CPF sem contrato em aberto ultima atualização 2016, cadastro com contrato em aberto atualizado 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23000913000103, 39705307091, 57624984091</text:p>
          </table:table-cell>
          <table:table-cell office:value-type="string" calcext:value-type="string">
            <text:p>DELTASUL 03 - SANTO AUGUSTO, 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7];&quot;'&quot;)" office:value-type="string" office:string-value="'57624984091–23000913000103'" calcext:value-type="string">
            <text:p>'57624984091–2300091300010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7];&quot;'&quot;)" office:value-type="string" office:string-value="'996140086'" calcext:value-type="string">
            <text:p>'99614008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7];&quot;'&quot;)" office:value-type="string" office:string-value="'57624984091–23000913000103'" calcext:value-type="string">
            <text:p>'57624984091–2300091300010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7];&quot;'&quot;)" office:value-type="string" office:string-value="'996140086'" calcext:value-type="string">
            <text:p>'996140086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3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1235068</text:p>
          </table:table-cell>
          <table:table-cell table:style-name="ce17" office:value-type="string" calcext:value-type="string">
            <text:p>47463414000</text:p>
          </table:table-cell>
          <table:table-cell table:style-name="ce11" office:value-type="string" calcext:value-type="string">
            <text:p>47463414000</text:p>
          </table:table-cell>
          <table:table-cell table:style-name="ce61" office:value-type="string" calcext:value-type="string">
            <text:p>33285101091</text:p>
          </table:table-cell>
          <table:table-cell table:style-name="ce18" office:value-type="string" calcext:value-type="string">
            <text:p>São conjuges, cadastro sem contrato aberto ult atualização 2016 – cont aberto cadastro atualizado em 10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33285101091, 47463414000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8];&quot;'&quot;)" office:value-type="string" office:string-value="'33285101091'" calcext:value-type="string">
            <text:p>'33285101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8];&quot;'&quot;)" office:value-type="string" office:string-value="'991235068'" calcext:value-type="string">
            <text:p>'99123506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8];&quot;'&quot;)" office:value-type="string" office:string-value="'33285101091'" calcext:value-type="string">
            <text:p>'33285101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8];&quot;'&quot;)" office:value-type="string" office:string-value="'991235068'" calcext:value-type="string">
            <text:p>'991235068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917741</text:p>
          </table:table-cell>
          <table:table-cell table:style-name="ce17" office:value-type="string" calcext:value-type="string">
            <text:p>40059642068</text:p>
          </table:table-cell>
          <table:table-cell table:style-name="ce11" office:value-type="string" calcext:value-type="string">
            <text:p>40059642068</text:p>
          </table:table-cell>
          <table:table-cell table:style-name="ce61" office:value-type="string" calcext:value-type="string">
            <text:p>01269255002</text:p>
          </table:table-cell>
          <table:table-cell table:style-name="ce18" office:value-type="string" calcext:value-type="string">
            <text:p>são conjuges, ambos usam o mesmo telefone, confirmado pelo histórico de cobrança, estao com os cadastros atualizado recentemente (nov/dez 2022)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269255002, 40059642068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9];&quot;'&quot;)" office:value-type="string" office:string-value="'01269255002'" calcext:value-type="string">
            <text:p>'0126925500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9];&quot;'&quot;)" office:value-type="string" office:string-value="'999917741'" calcext:value-type="string">
            <text:p>'99991774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9];&quot;'&quot;)" office:value-type="string" office:string-value="'01269255002'" calcext:value-type="string">
            <text:p>'0126925500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9];&quot;'&quot;)" office:value-type="string" office:string-value="'999917741'" calcext:value-type="string">
            <text:p>'999917741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705899</text:p>
          </table:table-cell>
          <table:table-cell table:style-name="ce17" office:value-type="string" calcext:value-type="string">
            <text:p>93542828068</text:p>
          </table:table-cell>
          <table:table-cell table:style-name="ce11" office:value-type="string" calcext:value-type="string">
            <text:p>93542828068</text:p>
          </table:table-cell>
          <table:table-cell table:style-name="ce61" office:value-type="string" calcext:value-type="string">
            <text:p>59901063000</text:p>
          </table:table-cell>
          <table:table-cell table:style-name="ce18" office:value-type="string" calcext:value-type="string">
            <text:p>são conjuges, cadastro sem contrato aberto ult atualização 2017 – cont aberto cadastro atualizado em 07/2022 confirmado telefone pelo histórico de cobranç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59901063000, 93542828068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0];&quot;'&quot;)" office:value-type="string" office:string-value="'59901063000'" calcext:value-type="string">
            <text:p>'5990106300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0];&quot;'&quot;)" office:value-type="string" office:string-value="'996705899'" calcext:value-type="string">
            <text:p>'99670589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0];&quot;'&quot;)" office:value-type="string" office:string-value="'59901063000'" calcext:value-type="string">
            <text:p>'59901063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0];&quot;'&quot;)" office:value-type="string" office:string-value="'996705899'" calcext:value-type="string">
            <text:p>'99670589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953265</text:p>
          </table:table-cell>
          <table:table-cell table:style-name="ce17" office:value-type="string" calcext:value-type="string">
            <text:p>59899654000</text:p>
          </table:table-cell>
          <table:table-cell table:style-name="ce11" office:value-type="string" calcext:value-type="string">
            <text:p>59899654000</text:p>
          </table:table-cell>
          <table:table-cell table:style-name="ce61" office:value-type="string" calcext:value-type="string">
            <text:p>03629523021</text:p>
          </table:table-cell>
          <table:table-cell table:style-name="ce18" office:value-type="string" calcext:value-type="string">
            <text:p>cadastro sem contrato aberto ult atualização 2015 com compras a vista em Santo Angelo – cont aberto cadastro atualizado em 12/2022, confirmado telefone pelo whats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3629523021, 59899654000</text:p>
          </table:table-cell>
          <table:table-cell office:value-type="string" calcext:value-type="string">
            <text:p>DELTASUL 121 - SANTO ANGEL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1];&quot;'&quot;)" office:value-type="string" office:string-value="'03629523021'" calcext:value-type="string">
            <text:p>'0362952302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1];&quot;'&quot;)" office:value-type="string" office:string-value="'996953265'" calcext:value-type="string">
            <text:p>'99695326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1];&quot;'&quot;)" office:value-type="string" office:string-value="'03629523021'" calcext:value-type="string">
            <text:p>'0362952302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1];&quot;'&quot;)" office:value-type="string" office:string-value="'996953265'" calcext:value-type="string">
            <text:p>'996953265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298553</text:p>
          </table:table-cell>
          <table:table-cell table:style-name="ce17" office:value-type="string" calcext:value-type="string">
            <text:p>43375022034</text:p>
          </table:table-cell>
          <table:table-cell table:style-name="ce11" office:value-type="string" calcext:value-type="string">
            <text:p>43375022034</text:p>
          </table:table-cell>
          <table:table-cell table:style-name="ce61" office:value-type="string" calcext:value-type="string">
            <text:p>01818214008</text:p>
          </table:table-cell>
          <table:table-cell table:style-name="ce18" office:value-type="string" calcext:value-type="string">
            <text:p>cadastro sem contrato aberto ult atualização 2014– contrato <text:s/>aberto cadastro atualizado em 11/2022 com compra recente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818214008, 43375022034</text:p>
          </table:table-cell>
          <table:table-cell office:value-type="string" calcext:value-type="string">
            <text:p>DELTASUL 33 - SAO LUIZ GONZAGA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2];&quot;'&quot;)" office:value-type="string" office:string-value="'01818214008'" calcext:value-type="string">
            <text:p>'0181821400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2];&quot;'&quot;)" office:value-type="string" office:string-value="'999298553'" calcext:value-type="string">
            <text:p>'99929855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2];&quot;'&quot;)" office:value-type="string" office:string-value="'01818214008'" calcext:value-type="string">
            <text:p>'0181821400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2];&quot;'&quot;)" office:value-type="string" office:string-value="'999298553'" calcext:value-type="string">
            <text:p>'999298553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450032</text:p>
          </table:table-cell>
          <table:table-cell table:style-name="ce17" office:value-type="string" calcext:value-type="string">
            <text:p>00458474010</text:p>
          </table:table-cell>
          <table:table-cell/>
          <table:table-cell table:style-name="ce59" office:value-type="string" calcext:value-type="string">
            <text:p>01465652078-00458474010</text:p>
          </table:table-cell>
          <table:table-cell table:style-name="ce18" office:value-type="string" calcext:value-type="string">
            <text:p>cadastro sem contrato aberto ult atualização 2014 em Cruz Alta – contrato aberto cadastro atualizado em 11/2018 esta com parcelas vencidas desde essa dat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458474010, 01465652078</text:p>
          </table:table-cell>
          <table:table-cell office:value-type="string" calcext:value-type="string">
            <text:p>DELTASUL 03 - SANTO AUGUSTO, DELTASUL 23 - CRUZ ALT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3];&quot;'&quot;)" office:value-type="string" office:string-value="'01465652078-00458474010'" calcext:value-type="string">
            <text:p>'01465652078-0045847401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3];&quot;'&quot;)" office:value-type="string" office:string-value="'996450032'" calcext:value-type="string">
            <text:p>'99645003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3];&quot;'&quot;)" office:value-type="string" office:string-value="'01465652078-00458474010'" calcext:value-type="string">
            <text:p>'01465652078-0045847401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3];&quot;'&quot;)" office:value-type="string" office:string-value="'996450032'" calcext:value-type="string">
            <text:p>'996450032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7179134</text:p>
          </table:table-cell>
          <table:table-cell office:value-type="float" office:value="259914002" calcext:value-type="float">
            <text:p>259914002</text:p>
          </table:table-cell>
          <table:table-cell office:value-type="float" office:value="94081174091" calcext:value-type="float">
            <text:p>94081174091</text:p>
          </table:table-cell>
          <table:table-cell table:style-name="ce15" office:value-type="string" calcext:value-type="string">
            <text:p>00259914002</text:p>
          </table:table-cell>
          <table:table-cell table:style-name="ce57" office:value-type="string" calcext:value-type="string">
            <text:p>São conjuges, ambos com cadastro atualizado em 2022 e com contratos em aberto, confirmado telefone com o esposo via ligação, me passou contato atualizado da esposa pelo whats, já adicionado no cadastro – não excluir nenhum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259914002, 94081174091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4];&quot;'&quot;)" office:value-type="string" office:string-value="'00259914002'" calcext:value-type="string">
            <text:p>'0025991400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4];&quot;'&quot;)" office:value-type="string" office:string-value="'997179134'" calcext:value-type="string">
            <text:p>'99717913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4];&quot;'&quot;)" office:value-type="string" office:string-value="'00259914002'" calcext:value-type="string">
            <text:p>'0025991400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4];&quot;'&quot;)" office:value-type="string" office:string-value="'997179134'" calcext:value-type="string">
            <text:p>'997179134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996292</text:p>
          </table:table-cell>
          <table:table-cell table:style-name="ce17" office:value-type="string" calcext:value-type="string">
            <text:p>59174188020</text:p>
          </table:table-cell>
          <table:table-cell table:style-name="ce11" office:value-type="string" calcext:value-type="string">
            <text:p>59174188020</text:p>
          </table:table-cell>
          <table:table-cell table:style-name="ce61" office:value-type="string" calcext:value-type="string">
            <text:p>77609255068</text:p>
          </table:table-cell>
          <table:table-cell table:style-name="ce18" office:value-type="string" calcext:value-type="string">
            <text:p>cadastro sem contrato aberto ult atualização 2018 incompleto – cont aberto cadastro atualizado em 12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59174188020, 77609255068</text:p>
          </table:table-cell>
          <table:table-cell office:value-type="string" calcext:value-type="string">
            <text:p>DELTASUL 03 - SANTO AUGUSTO, DELTASUL 86 - SAO GABRIEL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5];&quot;'&quot;)" office:value-type="string" office:string-value="'77609255068'" calcext:value-type="string">
            <text:p>'7760925506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5];&quot;'&quot;)" office:value-type="string" office:string-value="'999996292'" calcext:value-type="string">
            <text:p>'99999629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5];&quot;'&quot;)" office:value-type="string" office:string-value="'77609255068'" calcext:value-type="string">
            <text:p>'77609255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5];&quot;'&quot;)" office:value-type="string" office:string-value="'999996292'" calcext:value-type="string">
            <text:p>'999996292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426382</text:p>
          </table:table-cell>
          <table:table-cell table:style-name="ce17" office:value-type="string" calcext:value-type="string">
            <text:p>31012540006</text:p>
          </table:table-cell>
          <table:table-cell table:style-name="ce11" office:value-type="string" calcext:value-type="string">
            <text:p>31012540006</text:p>
          </table:table-cell>
          <table:table-cell table:style-name="ce65" office:value-type="string" calcext:value-type="string">
            <text:p>39276007091</text:p>
          </table:table-cell>
          <table:table-cell table:style-name="ce81" office:value-type="string" calcext:value-type="string">
            <text:p>cadastros diferentes com CPF diferente, mas mesmo nome da mãe e data de nascimento, RG, naturalidade… ambos com parcelas vencidas e atualizado em 2019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31012540006, 39276007091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6];&quot;'&quot;)" office:value-type="string" office:string-value="'39276007091'" calcext:value-type="string">
            <text:p>'39276007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6];&quot;'&quot;)" office:value-type="string" office:string-value="'996426382'" calcext:value-type="string">
            <text:p>'99642638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6];&quot;'&quot;)" office:value-type="string" office:string-value="'39276007091'" calcext:value-type="string">
            <text:p>'39276007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6];&quot;'&quot;)" office:value-type="string" office:string-value="'996426382'" calcext:value-type="string">
            <text:p>'996426382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621517</text:p>
          </table:table-cell>
          <table:table-cell table:style-name="ce17" office:value-type="string" calcext:value-type="string">
            <text:p>61049042034</text:p>
          </table:table-cell>
          <table:table-cell table:style-name="ce11" office:value-type="string" calcext:value-type="string">
            <text:p>61049042034</text:p>
          </table:table-cell>
          <table:table-cell table:style-name="ce55" office:value-type="string" calcext:value-type="string">
            <text:p>48878197068</text:p>
          </table:table-cell>
          <table:table-cell table:style-name="ce18" office:value-type="string" calcext:value-type="string">
            <text:p>são conjuges, ambos os cadastros foram atualizados em 2022, cadastro sem contrato em aberto finalizou pgtos em 06/22 – tentei confirmar telefone por ligação, info que esse numero não existe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48878197068, 6104904203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7];&quot;'&quot;)" office:value-type="string" office:string-value="'48878197068'" calcext:value-type="string">
            <text:p>'4887819706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7];&quot;'&quot;)" office:value-type="string" office:string-value="'999621517'" calcext:value-type="string">
            <text:p>'99962151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7];&quot;'&quot;)" office:value-type="string" office:string-value="'48878197068'" calcext:value-type="string">
            <text:p>'48878197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7];&quot;'&quot;)" office:value-type="string" office:string-value="'999621517'" calcext:value-type="string">
            <text:p>'999621517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341421</text:p>
          </table:table-cell>
          <table:table-cell table:style-name="ce17" office:value-type="string" calcext:value-type="string">
            <text:p>00274680033</text:p>
          </table:table-cell>
          <table:table-cell table:style-name="ce11"/>
          <table:table-cell table:style-name="ce61" office:value-type="string" calcext:value-type="string">
            <text:p>00274680033–21695563034</text:p>
          </table:table-cell>
          <table:table-cell table:style-name="ce18" office:value-type="string" calcext:value-type="string">
            <text:p>são conjuges ele com 79 anos ela com 72 anos , cadastro com contrato em aberto está na lista de falecidos, cadastro sem contrato em aberto ultima atualização 2020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274680033, 2169556303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8];&quot;'&quot;)" office:value-type="string" office:string-value="'00274680033–21695563034'" calcext:value-type="string">
            <text:p>'00274680033–21695563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8];&quot;'&quot;)" office:value-type="string" office:string-value="'999341421'" calcext:value-type="string">
            <text:p>'99934142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8];&quot;'&quot;)" office:value-type="string" office:string-value="'00274680033–21695563034'" calcext:value-type="string">
            <text:p>'00274680033–21695563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8];&quot;'&quot;)" office:value-type="string" office:string-value="'999341421'" calcext:value-type="string">
            <text:p>'999341421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586854</text:p>
          </table:table-cell>
          <table:table-cell table:style-name="ce17" office:value-type="string" calcext:value-type="string">
            <text:p>01448326079</text:p>
          </table:table-cell>
          <table:table-cell table:style-name="ce11" office:value-type="string" calcext:value-type="string">
            <text:p>01448326079</text:p>
          </table:table-cell>
          <table:table-cell table:style-name="ce61" office:value-type="string" calcext:value-type="string">
            <text:p>90141849053</text:p>
          </table:table-cell>
          <table:table-cell table:style-name="ce18" office:value-type="string" calcext:value-type="string">
            <text:p>cadastro sem contrato em aberto ultima atualização 2013, e em aberto 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448326079, 90141849053</text:p>
          </table:table-cell>
          <table:table-cell office:value-type="string" calcext:value-type="string">
            <text:p>DELTASUL 03 - SANTO AUGUSTO, DELTASUL 86 - SAO GABRIEL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9];&quot;'&quot;)" office:value-type="string" office:string-value="'90141849053'" calcext:value-type="string">
            <text:p>'9014184905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9];&quot;'&quot;)" office:value-type="string" office:string-value="'999586854'" calcext:value-type="string">
            <text:p>'99958685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9];&quot;'&quot;)" office:value-type="string" office:string-value="'90141849053'" calcext:value-type="string">
            <text:p>'90141849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9];&quot;'&quot;)" office:value-type="string" office:string-value="'999586854'" calcext:value-type="string">
            <text:p>'999586854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968854</text:p>
          </table:table-cell>
          <table:table-cell table:style-name="ce17" office:value-type="string" calcext:value-type="string">
            <text:p>77301188072</text:p>
          </table:table-cell>
          <table:table-cell table:style-name="ce11" office:value-type="string" calcext:value-type="string">
            <text:p>77301188072</text:p>
          </table:table-cell>
          <table:table-cell table:style-name="ce61" office:value-type="string" calcext:value-type="string">
            <text:p>80710301049</text:p>
          </table:table-cell>
          <table:table-cell table:style-name="ce18" office:value-type="string" calcext:value-type="string">
            <text:p>cadastro sem contrato aberto ultima atualização 2021, e em aberto 2022, confirmado telefone pelo histórico de cobranç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77301188072, 80710301049</text:p>
          </table:table-cell>
          <table:table-cell office:value-type="string" calcext:value-type="string">
            <text:p>DELTASUL 03 - SANTO AUGUSTO, DELTASUL 134 - ALEGRETE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0];&quot;'&quot;)" office:value-type="string" office:string-value="'80710301049'" calcext:value-type="string">
            <text:p>'8071030104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0];&quot;'&quot;)" office:value-type="string" office:string-value="'999968854'" calcext:value-type="string">
            <text:p>'99996885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0];&quot;'&quot;)" office:value-type="string" office:string-value="'80710301049'" calcext:value-type="string">
            <text:p>'80710301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0];&quot;'&quot;)" office:value-type="string" office:string-value="'999968854'" calcext:value-type="string">
            <text:p>'999968854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230499</text:p>
          </table:table-cell>
          <table:table-cell table:style-name="ce17" office:value-type="string" calcext:value-type="string">
            <text:p>64303055034</text:p>
          </table:table-cell>
          <table:table-cell table:style-name="ce11" office:value-type="string" calcext:value-type="string">
            <text:p>64303055034</text:p>
          </table:table-cell>
          <table:table-cell table:style-name="ce58" office:value-type="string" calcext:value-type="string">
            <text:p>35596791091</text:p>
          </table:table-cell>
          <table:table-cell table:style-name="ce78" office:value-type="string" calcext:value-type="string">
            <text:p>são conjuges, cadastro sem contrato em aberto ultima atualização 2019 - confirmado telefone via ligação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35596791091, 6430305503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1];&quot;'&quot;)" office:value-type="string" office:string-value="'35596791091'" calcext:value-type="string">
            <text:p>'35596791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1];&quot;'&quot;)" office:value-type="string" office:string-value="'996230499'" calcext:value-type="string">
            <text:p>'99623049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1];&quot;'&quot;)" office:value-type="string" office:string-value="'35596791091'" calcext:value-type="string">
            <text:p>'35596791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1];&quot;'&quot;)" office:value-type="string" office:string-value="'996230499'" calcext:value-type="string">
            <text:p>'99623049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644173</text:p>
          </table:table-cell>
          <table:table-cell table:style-name="ce17" office:value-type="string" calcext:value-type="string">
            <text:p>61566985072</text:p>
          </table:table-cell>
          <table:table-cell table:style-name="ce11" office:value-type="string" calcext:value-type="string">
            <text:p>61566985072</text:p>
          </table:table-cell>
          <table:table-cell table:style-name="ce61" office:value-type="string" calcext:value-type="string">
            <text:p>34674802091</text:p>
          </table:table-cell>
          <table:table-cell table:style-name="ce18" office:value-type="string" calcext:value-type="string">
            <text:p>cadastro sem contrato em aberto atualizado 2017, com contrato em aberto atualização feita em 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34674802091, 61566985072</text:p>
          </table:table-cell>
          <table:table-cell office:value-type="string" calcext:value-type="string">
            <text:p>DELTASUL 139 - SAO BORJA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2];&quot;'&quot;)" office:value-type="string" office:string-value="'34674802091'" calcext:value-type="string">
            <text:p>'34674802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2];&quot;'&quot;)" office:value-type="string" office:string-value="'999644173'" calcext:value-type="string">
            <text:p>'99964417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2];&quot;'&quot;)" office:value-type="string" office:string-value="'34674802091'" calcext:value-type="string">
            <text:p>'34674802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2];&quot;'&quot;)" office:value-type="string" office:string-value="'999644173'" calcext:value-type="string">
            <text:p>'999644173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296755</text:p>
          </table:table-cell>
          <table:table-cell table:style-name="ce17" office:value-type="string" calcext:value-type="string">
            <text:p>04046378093</text:p>
          </table:table-cell>
          <table:table-cell table:style-name="ce11" office:value-type="string" calcext:value-type="string">
            <text:p>04046378093</text:p>
          </table:table-cell>
          <table:table-cell table:style-name="ce61" office:value-type="string" calcext:value-type="string">
            <text:p>03662789086</text:p>
          </table:table-cell>
          <table:table-cell table:style-name="ce18" office:value-type="string" calcext:value-type="string">
            <text:p>cadastro com contrato em aberto atualizado 12/22 confirmado pelo histórico de cobrança – outro cadastro atualizado em 2019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3662789086, 04046378093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3];&quot;'&quot;)" office:value-type="string" office:string-value="'03662789086'" calcext:value-type="string">
            <text:p>'03662789086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3];&quot;'&quot;)" office:value-type="string" office:string-value="'999296755'" calcext:value-type="string">
            <text:p>'99929675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3];&quot;'&quot;)" office:value-type="string" office:string-value="'03662789086'" calcext:value-type="string">
            <text:p>'0366278908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3];&quot;'&quot;)" office:value-type="string" office:string-value="'999296755'" calcext:value-type="string">
            <text:p>'999296755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181241</text:p>
          </table:table-cell>
          <table:table-cell table:style-name="ce17" office:value-type="string" calcext:value-type="string">
            <text:p>04029639038</text:p>
          </table:table-cell>
          <table:table-cell table:style-name="ce11"/>
          <table:table-cell table:style-name="ce68" office:value-type="string" calcext:value-type="string">
            <text:p>04029639038–03822616079</text:p>
          </table:table-cell>
          <table:table-cell table:style-name="ce18" office:value-type="string" calcext:value-type="string">
            <text:p>cadastro com contrato em aberto ultima atualização foi em 2017, esta com divida com a loja – outro cadastro nunca teve nenhuma compr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3822616079, 04029639038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4];&quot;'&quot;)" office:value-type="string" office:string-value="'04029639038–03822616079'" calcext:value-type="string">
            <text:p>'04029639038–0382261607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4];&quot;'&quot;)" office:value-type="string" office:string-value="'999181241'" calcext:value-type="string">
            <text:p>'99918124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4];&quot;'&quot;)" office:value-type="string" office:string-value="'04029639038–03822616079'" calcext:value-type="string">
            <text:p>'04029639038–0382261607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4];&quot;'&quot;)" office:value-type="string" office:string-value="'999181241'" calcext:value-type="string">
            <text:p>'999181241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1301012</text:p>
          </table:table-cell>
          <table:table-cell table:style-name="ce17" office:value-type="string" calcext:value-type="string">
            <text:p>41149360097</text:p>
          </table:table-cell>
          <table:table-cell table:style-name="ce11" office:value-type="string" calcext:value-type="string">
            <text:p>41149360097</text:p>
          </table:table-cell>
          <table:table-cell table:style-name="ce61" office:value-type="string" calcext:value-type="string">
            <text:p>44948263087</text:p>
          </table:table-cell>
          <table:table-cell table:style-name="ce18" office:value-type="string" calcext:value-type="string">
            <text:p>são conjuges, cadastro que não tem contrato em aberto foi atualizado 2015 – o outro com contrato em aberto foi em 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41149360097, 44948263087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5];&quot;'&quot;)" office:value-type="string" office:string-value="'44948263087'" calcext:value-type="string">
            <text:p>'44948263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5];&quot;'&quot;)" office:value-type="string" office:string-value="'991301012'" calcext:value-type="string">
            <text:p>'99130101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5];&quot;'&quot;)" office:value-type="string" office:string-value="'44948263087'" calcext:value-type="string">
            <text:p>'44948263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5];&quot;'&quot;)" office:value-type="string" office:string-value="'991301012'" calcext:value-type="string">
            <text:p>'991301012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817528</text:p>
          </table:table-cell>
          <table:table-cell table:style-name="ce17" office:value-type="string" calcext:value-type="string">
            <text:p>00441948030</text:p>
          </table:table-cell>
          <table:table-cell table:style-name="ce11" office:value-type="string" calcext:value-type="string">
            <text:p>00441948030</text:p>
          </table:table-cell>
          <table:table-cell table:style-name="ce61" office:value-type="string" calcext:value-type="string">
            <text:p>02137856093</text:p>
          </table:table-cell>
          <table:table-cell table:style-name="ce18" office:value-type="string" calcext:value-type="string">
            <text:p>mãe e filho, cadastro com contrato em aberto, confirmado pelo histórico de cobrança – outro cadastro atualizado 2021 nunca teve nenhuma compr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441948030, 02137856093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6];&quot;'&quot;)" office:value-type="string" office:string-value="'02137856093'" calcext:value-type="string">
            <text:p>'0213785609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6];&quot;'&quot;)" office:value-type="string" office:string-value="'996817528'" calcext:value-type="string">
            <text:p>'99681752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6];&quot;'&quot;)" office:value-type="string" office:string-value="'02137856093'" calcext:value-type="string">
            <text:p>'0213785609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6];&quot;'&quot;)" office:value-type="string" office:string-value="'996817528'" calcext:value-type="string">
            <text:p>'996817528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626246</text:p>
          </table:table-cell>
          <table:table-cell table:style-name="ce17" office:value-type="string" calcext:value-type="string">
            <text:p>00696518090</text:p>
          </table:table-cell>
          <table:table-cell table:style-name="ce11" office:value-type="string" calcext:value-type="string">
            <text:p>00696518090</text:p>
          </table:table-cell>
          <table:table-cell table:style-name="ce61" office:value-type="string" calcext:value-type="string">
            <text:p>38218879072</text:p>
          </table:table-cell>
          <table:table-cell table:style-name="ce18" office:value-type="string" calcext:value-type="string">
            <text:p>cadastro sem contrato em aberto com atualização 2014, - outro com contrato em aberto atualizado 2022 e confirmado com histórico de cobranç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696518090, 38218879072</text:p>
          </table:table-cell>
          <table:table-cell office:value-type="string" calcext:value-type="string">
            <text:p>DELTASUL 03 - SANTO AUGUSTO, DELTASUL 32 - CAXIAS DO SUL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7];&quot;'&quot;)" office:value-type="string" office:string-value="'38218879072'" calcext:value-type="string">
            <text:p>'3821887907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7];&quot;'&quot;)" office:value-type="string" office:string-value="'999626246'" calcext:value-type="string">
            <text:p>'99962624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7];&quot;'&quot;)" office:value-type="string" office:string-value="'38218879072'" calcext:value-type="string">
            <text:p>'38218879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7];&quot;'&quot;)" office:value-type="string" office:string-value="'999626246'" calcext:value-type="string">
            <text:p>'999626246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660679</text:p>
          </table:table-cell>
          <table:table-cell table:style-name="ce17" office:value-type="string" calcext:value-type="string">
            <text:p>27604365000</text:p>
          </table:table-cell>
          <table:table-cell table:style-name="ce11" office:value-type="string" calcext:value-type="string">
            <text:p>27604365000</text:p>
          </table:table-cell>
          <table:table-cell table:style-name="ce61" office:value-type="string" calcext:value-type="string">
            <text:p>95137416053</text:p>
          </table:table-cell>
          <table:table-cell table:style-name="ce18" office:value-type="string" calcext:value-type="string">
            <text:p>cadastro com contrato em aberto atualizado 12/22 <text:s/>– outro cadastro atualizado em 2019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27604365000, 95137416053</text:p>
          </table:table-cell>
          <table:table-cell office:value-type="string" calcext:value-type="string">
            <text:p>DELTASUL 03 - SANTO AUGUSTO, DELTASUL 79 - SANTANA DO LIVRAMEN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8];&quot;'&quot;)" office:value-type="string" office:string-value="'95137416053'" calcext:value-type="string">
            <text:p>'9513741605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8];&quot;'&quot;)" office:value-type="string" office:string-value="'996660679'" calcext:value-type="string">
            <text:p>'99666067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8];&quot;'&quot;)" office:value-type="string" office:string-value="'95137416053'" calcext:value-type="string">
            <text:p>'95137416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8];&quot;'&quot;)" office:value-type="string" office:string-value="'996660679'" calcext:value-type="string">
            <text:p>'99666067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622345</text:p>
          </table:table-cell>
          <table:table-cell table:style-name="ce17" office:value-type="string" calcext:value-type="string">
            <text:p>94380791068</text:p>
          </table:table-cell>
          <table:table-cell table:style-name="ce11" office:value-type="string" calcext:value-type="string">
            <text:p>94380791068</text:p>
          </table:table-cell>
          <table:table-cell table:style-name="ce61" office:value-type="string" calcext:value-type="string">
            <text:p>56483236034</text:p>
          </table:table-cell>
          <table:table-cell table:style-name="ce18" office:value-type="string" calcext:value-type="string">
            <text:p>cadastro sem contrato em aberto atualizado 2012 sem nenhuma compra, - outro em aberto atualização feita em 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56483236034, 94380791068</text:p>
          </table:table-cell>
          <table:table-cell office:value-type="string" calcext:value-type="string">
            <text:p>DELTASUL 07 - TRES PASSOS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9];&quot;'&quot;)" office:value-type="string" office:string-value="'56483236034'" calcext:value-type="string">
            <text:p>'56483236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9];&quot;'&quot;)" office:value-type="string" office:string-value="'996622345'" calcext:value-type="string">
            <text:p>'99662234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9];&quot;'&quot;)" office:value-type="string" office:string-value="'56483236034'" calcext:value-type="string">
            <text:p>'56483236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9];&quot;'&quot;)" office:value-type="string" office:string-value="'996622345'" calcext:value-type="string">
            <text:p>'996622345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426162</text:p>
          </table:table-cell>
          <table:table-cell table:style-name="ce17" office:value-type="string" calcext:value-type="string">
            <text:p>00544157052</text:p>
          </table:table-cell>
          <table:table-cell table:style-name="ce11" office:value-type="string" calcext:value-type="string">
            <text:p>00544157052</text:p>
          </table:table-cell>
          <table:table-cell table:style-name="ce61" office:value-type="string" calcext:value-type="string">
            <text:p>80724442049</text:p>
          </table:table-cell>
          <table:table-cell table:style-name="ce18" office:value-type="string" calcext:value-type="string">
            <text:p>são conjuges, ambos tem contrato em aberto, esposa passou via ligação contato atualizado do conjuge, que já foi adicionado no cadastro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544157052, 80724442049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0];&quot;'&quot;)" office:value-type="string" office:string-value="'80724442049'" calcext:value-type="string">
            <text:p>'8072444204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0];&quot;'&quot;)" office:value-type="string" office:string-value="'999426162'" calcext:value-type="string">
            <text:p>'99942616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0];&quot;'&quot;)" office:value-type="string" office:string-value="'80724442049'" calcext:value-type="string">
            <text:p>'80724442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0];&quot;'&quot;)" office:value-type="string" office:string-value="'999426162'" calcext:value-type="string">
            <text:p>'999426162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81476115</text:p>
          </table:table-cell>
          <table:table-cell table:style-name="ce17" office:value-type="string" calcext:value-type="string">
            <text:p>56293348087</text:p>
          </table:table-cell>
          <table:table-cell table:style-name="ce11" office:value-type="string" calcext:value-type="string">
            <text:p>56293348087</text:p>
          </table:table-cell>
          <table:table-cell table:style-name="ce61" office:value-type="string" calcext:value-type="string">
            <text:p>35554940072</text:p>
          </table:table-cell>
          <table:table-cell table:style-name="ce18" office:value-type="string" calcext:value-type="string">
            <text:p>São conjuges, cadastro sem contrato aberto ult atualização 2020 – cont aberto cadastro atualizado em 11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35554940072, 56293348087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1];&quot;'&quot;)" office:value-type="string" office:string-value="'35554940072'" calcext:value-type="string">
            <text:p>'3555494007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1];&quot;'&quot;)" office:value-type="string" office:string-value="'981476115'" calcext:value-type="string">
            <text:p>'98147611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1];&quot;'&quot;)" office:value-type="string" office:string-value="'35554940072'" calcext:value-type="string">
            <text:p>'35554940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1];&quot;'&quot;)" office:value-type="string" office:string-value="'981476115'" calcext:value-type="string">
            <text:p>'981476115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115312</text:p>
          </table:table-cell>
          <table:table-cell table:style-name="ce17" office:value-type="string" calcext:value-type="string">
            <text:p>88809420004</text:p>
          </table:table-cell>
          <table:table-cell table:style-name="ce11" office:value-type="string" calcext:value-type="string">
            <text:p>88809420004</text:p>
          </table:table-cell>
          <table:table-cell table:style-name="ce61" office:value-type="string" calcext:value-type="string">
            <text:p>93118147091</text:p>
          </table:table-cell>
          <table:table-cell table:style-name="ce18" office:value-type="string" calcext:value-type="string">
            <text:p>cadastro com contrato em aberto atualizado 12/22 <text:s/>– outro cadastro atualizado em 2018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88809420004, 93118147091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2];&quot;'&quot;)" office:value-type="string" office:string-value="'93118147091'" calcext:value-type="string">
            <text:p>'93118147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2];&quot;'&quot;)" office:value-type="string" office:string-value="'999115312'" calcext:value-type="string">
            <text:p>'99911531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2];&quot;'&quot;)" office:value-type="string" office:string-value="'93118147091'" calcext:value-type="string">
            <text:p>'93118147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2];&quot;'&quot;)" office:value-type="string" office:string-value="'999115312'" calcext:value-type="string">
            <text:p>'999115312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7163192</text:p>
          </table:table-cell>
          <table:table-cell table:style-name="ce17" office:value-type="string" calcext:value-type="string">
            <text:p>89272153034</text:p>
          </table:table-cell>
          <table:table-cell table:style-name="ce11"/>
          <table:table-cell table:style-name="ce61" office:value-type="string" calcext:value-type="string">
            <text:p>02432882040–89272153034</text:p>
          </table:table-cell>
          <table:table-cell table:style-name="ce18" office:value-type="string" calcext:value-type="string">
            <text:p>mãe e filha, ambos os cadastros foram atualizados 2017 e estão devendo na loja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2432882040, 8927215303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3];&quot;'&quot;)" office:value-type="string" office:string-value="'02432882040–89272153034'" calcext:value-type="string">
            <text:p>'02432882040–89272153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3];&quot;'&quot;)" office:value-type="string" office:string-value="'997163192'" calcext:value-type="string">
            <text:p>'99716319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3];&quot;'&quot;)" office:value-type="string" office:string-value="'02432882040–89272153034'" calcext:value-type="string">
            <text:p>'02432882040–89272153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3];&quot;'&quot;)" office:value-type="string" office:string-value="'997163192'" calcext:value-type="string">
            <text:p>'997163192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147398</text:p>
          </table:table-cell>
          <table:table-cell table:style-name="ce17" office:value-type="string" calcext:value-type="string">
            <text:p>97735183100</text:p>
          </table:table-cell>
          <table:table-cell table:style-name="ce11" office:value-type="string" calcext:value-type="string">
            <text:p>97735183100</text:p>
          </table:table-cell>
          <table:table-cell table:style-name="ce61" office:value-type="string" calcext:value-type="string">
            <text:p>35596473049</text:p>
          </table:table-cell>
          <table:table-cell table:style-name="ce18" office:value-type="string" calcext:value-type="string">
            <text:p>mãe e filho, ambos cadastros foram atualizado 2022 – cadastro sem contrato em aberto não tem nenhuma compra desde 2018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35596473049, 97735183100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4];&quot;'&quot;)" office:value-type="string" office:string-value="'35596473049'" calcext:value-type="string">
            <text:p>'3559647304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4];&quot;'&quot;)" office:value-type="string" office:string-value="'999147398'" calcext:value-type="string">
            <text:p>'99914739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4];&quot;'&quot;)" office:value-type="string" office:string-value="'35596473049'" calcext:value-type="string">
            <text:p>'35596473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4];&quot;'&quot;)" office:value-type="string" office:string-value="'999147398'" calcext:value-type="string">
            <text:p>'999147398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604629</text:p>
          </table:table-cell>
          <table:table-cell table:style-name="ce17" office:value-type="string" calcext:value-type="string">
            <text:p>72161060082</text:p>
          </table:table-cell>
          <table:table-cell table:style-name="ce11" office:value-type="string" calcext:value-type="string">
            <text:p>72161060082</text:p>
          </table:table-cell>
          <table:table-cell table:style-name="ce61" office:value-type="string" calcext:value-type="string">
            <text:p>89039475091</text:p>
          </table:table-cell>
          <table:table-cell table:style-name="ce18" office:value-type="string" calcext:value-type="string">
            <text:p>são conjuges, cadastro sem contrato em aberto atualizado 2016 – contrato em aberto atualizado 12/22, confirmado telefone pelo histórico de cobranç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72161060082, 89039475091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5];&quot;'&quot;)" office:value-type="string" office:string-value="'89039475091'" calcext:value-type="string">
            <text:p>'89039475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5];&quot;'&quot;)" office:value-type="string" office:string-value="'996604629'" calcext:value-type="string">
            <text:p>'99660462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5];&quot;'&quot;)" office:value-type="string" office:string-value="'89039475091'" calcext:value-type="string">
            <text:p>'89039475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5];&quot;'&quot;)" office:value-type="string" office:string-value="'996604629'" calcext:value-type="string">
            <text:p>'99660462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7271459</text:p>
          </table:table-cell>
          <table:table-cell table:style-name="ce17" office:value-type="string" calcext:value-type="string">
            <text:p>59172320087</text:p>
          </table:table-cell>
          <table:table-cell table:style-name="ce11" office:value-type="string" calcext:value-type="string">
            <text:p>59172320087</text:p>
          </table:table-cell>
          <table:table-cell table:style-name="ce61" office:value-type="string" calcext:value-type="string">
            <text:p>01001748093</text:p>
          </table:table-cell>
          <table:table-cell table:style-name="ce18" office:value-type="string" calcext:value-type="string">
            <text:p>cadastro sem contrato aberto ult atualização 2018 sem nenhuma compra – cont aberto cadastro atualizado em 12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001748093, 59172320087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6];&quot;'&quot;)" office:value-type="string" office:string-value="'01001748093'" calcext:value-type="string">
            <text:p>'0100174809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6];&quot;'&quot;)" office:value-type="string" office:string-value="'997271459'" calcext:value-type="string">
            <text:p>'99727145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6];&quot;'&quot;)" office:value-type="string" office:string-value="'01001748093'" calcext:value-type="string">
            <text:p>'0100174809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6];&quot;'&quot;)" office:value-type="string" office:string-value="'997271459'" calcext:value-type="string">
            <text:p>'99727145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777829</text:p>
          </table:table-cell>
          <table:table-cell table:style-name="ce17" office:value-type="string" calcext:value-type="string">
            <text:p>00081875096</text:p>
          </table:table-cell>
          <table:table-cell table:style-name="ce11"/>
          <table:table-cell table:style-name="ce61" office:value-type="string" calcext:value-type="string">
            <text:p>00081875096–60100770010</text:p>
          </table:table-cell>
          <table:table-cell table:style-name="ce18" office:value-type="string" calcext:value-type="string">
            <text:p>são conjuges, cadastro sem contrato aberto ult atualização 2016 – cont aberto cadastro atualizado em 2018 com divida com a loja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081875096, 60100770010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7];&quot;'&quot;)" office:value-type="string" office:string-value="'00081875096–60100770010'" calcext:value-type="string">
            <text:p>'00081875096–6010077001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7];&quot;'&quot;)" office:value-type="string" office:string-value="'999777829'" calcext:value-type="string">
            <text:p>'99977782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7];&quot;'&quot;)" office:value-type="string" office:string-value="'00081875096–60100770010'" calcext:value-type="string">
            <text:p>'00081875096–6010077001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7];&quot;'&quot;)" office:value-type="string" office:string-value="'999777829'" calcext:value-type="string">
            <text:p>'99977782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565270</text:p>
          </table:table-cell>
          <table:table-cell table:style-name="ce17" office:value-type="string" calcext:value-type="string">
            <text:p>77300432034</text:p>
          </table:table-cell>
          <table:table-cell table:style-name="ce11" office:value-type="string" calcext:value-type="string">
            <text:p>77300432034</text:p>
          </table:table-cell>
          <table:table-cell table:style-name="ce61" office:value-type="string" calcext:value-type="string">
            <text:p>12597171000</text:p>
          </table:table-cell>
          <table:table-cell table:style-name="ce18" office:value-type="string" calcext:value-type="string">
            <text:p>são conjuges, cadastro sem contrato aberto ult atualização 2021 – cont aberto cadastro atualizado em 11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12597171000, 7730043203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8];&quot;'&quot;)" office:value-type="string" office:string-value="'12597171000'" calcext:value-type="string">
            <text:p>'1259717100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8];&quot;'&quot;)" office:value-type="string" office:string-value="'999565270'" calcext:value-type="string">
            <text:p>'99956527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8];&quot;'&quot;)" office:value-type="string" office:string-value="'12597171000'" calcext:value-type="string">
            <text:p>'12597171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8];&quot;'&quot;)" office:value-type="string" office:string-value="'999565270'" calcext:value-type="string">
            <text:p>'999565270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709672</text:p>
          </table:table-cell>
          <table:table-cell table:style-name="ce17" office:value-type="string" calcext:value-type="string">
            <text:p>00829689001</text:p>
          </table:table-cell>
          <table:table-cell table:style-name="ce11" office:value-type="string" calcext:value-type="string">
            <text:p>00829689001</text:p>
          </table:table-cell>
          <table:table-cell table:style-name="ce60" office:value-type="string" calcext:value-type="string">
            <text:p>39173399000</text:p>
          </table:table-cell>
          <table:table-cell table:style-name="ce18" office:value-type="string" calcext:value-type="string">
            <text:p>cadastro sem contrato em aberto clt com 88 anos ultima atualização 2017 – outro com contrato em aberto atualizado 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829689001, 39173399000</text:p>
          </table:table-cell>
          <table:table-cell office:value-type="string" calcext:value-type="string">
            <text:p>DELTASUL 03 - SANTO AUGUST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9];&quot;'&quot;)" office:value-type="string" office:string-value="'39173399000'" calcext:value-type="string">
            <text:p>'3917339900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9];&quot;'&quot;)" office:value-type="string" office:string-value="'996709672'" calcext:value-type="string">
            <text:p>'99670967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9];&quot;'&quot;)" office:value-type="string" office:string-value="'39173399000'" calcext:value-type="string">
            <text:p>'39173399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9];&quot;'&quot;)" office:value-type="string" office:string-value="'996709672'" calcext:value-type="string">
            <text:p>'996709672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878044</text:p>
          </table:table-cell>
          <table:table-cell table:style-name="ce43" office:value-type="string" calcext:value-type="string">
            <text:p>89897137068</text:p>
          </table:table-cell>
          <table:table-cell table:style-name="ce11" office:value-type="string" calcext:value-type="string">
            <text:p>89897137068</text:p>
          </table:table-cell>
          <table:table-cell table:style-name="ce61" office:value-type="string" calcext:value-type="string">
            <text:p>04826337000</text:p>
          </table:table-cell>
          <table:table-cell table:style-name="ce18" office:value-type="string" calcext:value-type="string">
            <text:p>cadastro sem contrato aberto atualização 2018 – cont aberto cadastro atualizado em 2022</text:p>
          </table:table-cell>
          <table:table-cell office:value-type="string" calcext:value-type="string">
            <text:p>DELTASUL 03 - SANTO AUGUSTO</text:p>
          </table:table-cell>
          <table:table-cell table:style-name="ce27" office:value-type="string" calcext:value-type="string">
            <text:p>04826337000, 89897137068</text:p>
          </table:table-cell>
          <table:table-cell office:value-type="string" calcext:value-type="string">
            <text:p>DELTASUL 89 - URUGUAIANA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0];&quot;'&quot;)" office:value-type="string" office:string-value="'04826337000'" calcext:value-type="string">
            <text:p>'0482633700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0];&quot;'&quot;)" office:value-type="string" office:string-value="'999878044'" calcext:value-type="string">
            <text:p>'99987804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0];&quot;'&quot;)" office:value-type="string" office:string-value="'04826337000'" calcext:value-type="string">
            <text:p>'04826337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0];&quot;'&quot;)" office:value-type="string" office:string-value="'999878044'" calcext:value-type="string">
            <text:p>'999878044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4 <text:s text:c="2"/></text:p>
          </table:table-cell>
          <table:table-cell table:style-name="ce29" office:value-type="string" calcext:value-type="string">
            <text:p>996958711</text:p>
          </table:table-cell>
          <table:table-cell table:style-name="ce17" office:value-type="string" calcext:value-type="string">
            <text:p>00300022069</text:p>
          </table:table-cell>
          <table:table-cell table:style-name="ce11" office:value-type="string" calcext:value-type="string">
            <text:p>00300022069</text:p>
          </table:table-cell>
          <table:table-cell table:style-name="ce61" office:value-type="string" calcext:value-type="string">
            <text:p>00384606024</text:p>
          </table:table-cell>
          <table:table-cell table:style-name="ce18" office:value-type="string" calcext:value-type="string">
            <text:p>são conjuges, cadastro sem contrato em aberto atualizado 2021- outro com contrato em aberto atualizado 2022 confirmado telefone pelo histórico de cobrança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300022069, 0038460602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1];&quot;'&quot;)" office:value-type="string" office:string-value="'00384606024'" calcext:value-type="string">
            <text:p>'0038460602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1];&quot;'&quot;)" office:value-type="string" office:string-value="'996958711'" calcext:value-type="string">
            <text:p>'99695871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1];&quot;'&quot;)" office:value-type="string" office:string-value="'00384606024'" calcext:value-type="string">
            <text:p>'0038460602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1];&quot;'&quot;)" office:value-type="string" office:string-value="'996958711'" calcext:value-type="string">
            <text:p>'996958711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854477</text:p>
          </table:table-cell>
          <table:table-cell table:style-name="ce17" office:value-type="string" calcext:value-type="string">
            <text:p>03765182001</text:p>
          </table:table-cell>
          <table:table-cell table:style-name="ce11" office:value-type="string" calcext:value-type="string">
            <text:p>03765182001</text:p>
          </table:table-cell>
          <table:table-cell table:style-name="ce61" office:value-type="string" calcext:value-type="string">
            <text:p>01302588060</text:p>
          </table:table-cell>
          <table:table-cell table:style-name="ce18" office:value-type="string" calcext:value-type="string">
            <text:p>cadastro sem nenhuma compra, não foi finalizado o preenchimento do cadastro, - outro com contrato em aberto atualizado 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302588060, 03765182001</text:p>
          </table:table-cell>
          <table:table-cell office:value-type="string" calcext:value-type="string">
            <text:p>DELTASUL 103 - ROSARIO DO SUL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2];&quot;'&quot;)" office:value-type="string" office:string-value="'01302588060'" calcext:value-type="string">
            <text:p>'0130258806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2];&quot;'&quot;)" office:value-type="string" office:string-value="'996854477'" calcext:value-type="string">
            <text:p>'99685447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2];&quot;'&quot;)" office:value-type="string" office:string-value="'01302588060'" calcext:value-type="string">
            <text:p>'0130258806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2];&quot;'&quot;)" office:value-type="string" office:string-value="'996854477'" calcext:value-type="string">
            <text:p>'996854477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472867</text:p>
          </table:table-cell>
          <table:table-cell table:style-name="ce17" office:value-type="string" calcext:value-type="string">
            <text:p>01478198060</text:p>
          </table:table-cell>
          <table:table-cell table:style-name="ce11" office:value-type="string" calcext:value-type="string">
            <text:p>01478198060</text:p>
          </table:table-cell>
          <table:table-cell table:style-name="ce61" office:value-type="string" calcext:value-type="string">
            <text:p>61128082004</text:p>
          </table:table-cell>
          <table:table-cell table:style-name="ce18" office:value-type="string" calcext:value-type="string">
            <text:p>pai e filha, cadastro contrato em aberto confirmado telefone pelo historico de cobrança, cadastro sem contrato em aberto teve uma compra recente a vista, ambos cadastros atualizados 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478198060, 6112808200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3];&quot;'&quot;)" office:value-type="string" office:string-value="'61128082004'" calcext:value-type="string">
            <text:p>'6112808200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3];&quot;'&quot;)" office:value-type="string" office:string-value="'996472867'" calcext:value-type="string">
            <text:p>'99647286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3];&quot;'&quot;)" office:value-type="string" office:string-value="'61128082004'" calcext:value-type="string">
            <text:p>'61128082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3];&quot;'&quot;)" office:value-type="string" office:string-value="'996472867'" calcext:value-type="string">
            <text:p>'996472867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706108</text:p>
          </table:table-cell>
          <table:table-cell table:style-name="ce17" office:value-type="string" calcext:value-type="string">
            <text:p>00911926097</text:p>
          </table:table-cell>
          <table:table-cell table:style-name="ce11" office:value-type="string" calcext:value-type="string">
            <text:p>00911926097</text:p>
          </table:table-cell>
          <table:table-cell table:style-name="ce61" office:value-type="string" calcext:value-type="string">
            <text:p>03607311048</text:p>
          </table:table-cell>
          <table:table-cell table:style-name="ce18" office:value-type="string" calcext:value-type="string">
            <text:p>pai e filho, cadastro com contrato em aberto atualizado 2022, - outro sem contrato em aberto atualizado 2020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911926097, 03607311048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4];&quot;'&quot;)" office:value-type="string" office:string-value="'03607311048'" calcext:value-type="string">
            <text:p>'0360731104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4];&quot;'&quot;)" office:value-type="string" office:string-value="'996706108'" calcext:value-type="string">
            <text:p>'99670610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4];&quot;'&quot;)" office:value-type="string" office:string-value="'03607311048'" calcext:value-type="string">
            <text:p>'0360731104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4];&quot;'&quot;)" office:value-type="string" office:string-value="'996706108'" calcext:value-type="string">
            <text:p>'996706108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908078</text:p>
          </table:table-cell>
          <table:table-cell table:style-name="ce17" office:value-type="string" calcext:value-type="string">
            <text:p>02961277019</text:p>
          </table:table-cell>
          <table:table-cell table:style-name="ce11"/>
          <table:table-cell table:style-name="ce59" office:value-type="string" calcext:value-type="string">
            <text:p>02961277019–02961376009</text:p>
          </table:table-cell>
          <table:table-cell table:style-name="ce18" office:value-type="string" calcext:value-type="string">
            <text:p>irmãos, cadastro sem contrato em aberto atualizado 2015, - outro sem cont aberto atualizado 2019 com divida com a loj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2961277019, 02961376009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5];&quot;'&quot;)" office:value-type="string" office:string-value="'02961277019–02961376009'" calcext:value-type="string">
            <text:p>'02961277019–0296137600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5];&quot;'&quot;)" office:value-type="string" office:string-value="'999908078'" calcext:value-type="string">
            <text:p>'99990807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5];&quot;'&quot;)" office:value-type="string" office:string-value="'02961277019–02961376009'" calcext:value-type="string">
            <text:p>'02961277019–0296137600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5];&quot;'&quot;)" office:value-type="string" office:string-value="'999908078'" calcext:value-type="string">
            <text:p>'999908078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856729</text:p>
          </table:table-cell>
          <table:table-cell table:style-name="ce17" office:value-type="string" calcext:value-type="string">
            <text:p>56293305000</text:p>
          </table:table-cell>
          <table:table-cell table:style-name="ce11" office:value-type="string" calcext:value-type="string">
            <text:p>56293305000</text:p>
          </table:table-cell>
          <table:table-cell table:style-name="ce61" office:value-type="string" calcext:value-type="string">
            <text:p>73438111004</text:p>
          </table:table-cell>
          <table:table-cell table:style-name="ce18" office:value-type="string" calcext:value-type="string">
            <text:p>são conjuges, utilizam o telefone juntos,confirmado por ligação, <text:s/>cadastro com contrato em aberto atualizado 08/22, - outro sem contrato em aberto ultima atualização 2019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56293305000, 7343811100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6];&quot;'&quot;)" office:value-type="string" office:string-value="'73438111004'" calcext:value-type="string">
            <text:p>'7343811100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6];&quot;'&quot;)" office:value-type="string" office:string-value="'996856729'" calcext:value-type="string">
            <text:p>'99685672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6];&quot;'&quot;)" office:value-type="string" office:string-value="'73438111004'" calcext:value-type="string">
            <text:p>'73438111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6];&quot;'&quot;)" office:value-type="string" office:string-value="'996856729'" calcext:value-type="string">
            <text:p>'99685672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81436604</text:p>
          </table:table-cell>
          <table:table-cell table:style-name="ce17" office:value-type="string" calcext:value-type="string">
            <text:p>00448140039</text:p>
          </table:table-cell>
          <table:table-cell table:style-name="ce11" office:value-type="string" calcext:value-type="string">
            <text:p>00448140039</text:p>
          </table:table-cell>
          <table:table-cell table:style-name="ce61" office:value-type="string" calcext:value-type="string">
            <text:p>33266476034</text:p>
          </table:table-cell>
          <table:table-cell table:style-name="ce18" office:value-type="string" calcext:value-type="string">
            <text:p>são conjuges, utilizam o mesmo telefone, confirmado por ligação, cadastro sem contrato em aberto atualizado 2019, cadastro com contrato em aberto atualizado 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448140039, 3326647603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7];&quot;'&quot;)" office:value-type="string" office:string-value="'33266476034'" calcext:value-type="string">
            <text:p>'33266476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7];&quot;'&quot;)" office:value-type="string" office:string-value="'981436604'" calcext:value-type="string">
            <text:p>'98143660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7];&quot;'&quot;)" office:value-type="string" office:string-value="'33266476034'" calcext:value-type="string">
            <text:p>'33266476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7];&quot;'&quot;)" office:value-type="string" office:string-value="'981436604'" calcext:value-type="string">
            <text:p>'981436604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55 <text:s text:c="2"/></text:p>
          </table:table-cell>
          <table:table-cell table:style-name="ce29" office:value-type="string" calcext:value-type="string">
            <text:p>991556207</text:p>
          </table:table-cell>
          <table:table-cell table:number-columns-repeated="2" table:style-name="ce11" office:value-type="string" calcext:value-type="string">
            <text:p>35596708020</text:p>
          </table:table-cell>
          <table:table-cell table:style-name="ce69" office:value-type="string" calcext:value-type="string">
            <text:p>44949294091</text:p>
          </table:table-cell>
          <table:table-cell table:style-name="ce71" office:value-type="string" calcext:value-type="string">
            <text:p>são conjuges, cadastro sem contrato em aberto atualizado 2021 – outro com contrato em aberto atualizado 2022</text:p>
          </table:table-cell>
          <table:table-cell table:style-name="ce12" office:value-type="string" calcext:value-type="string">
            <text:p>DELTASUL 03 - SANTO AUGUSTO</text:p>
          </table:table-cell>
          <table:table-cell table:style-name="ce12" office:value-type="string" calcext:value-type="string">
            <text:p>35596708020, 44949294091</text:p>
          </table:table-cell>
          <table:table-cell table:style-name="ce12"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8];&quot;'&quot;)" office:value-type="string" office:string-value="'44949294091'" calcext:value-type="string">
            <text:p>'44949294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8];&quot;'&quot;)" office:value-type="string" office:string-value="'991556207'" calcext:value-type="string">
            <text:p>'99155620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8];&quot;'&quot;)" office:value-type="string" office:string-value="'44949294091'" calcext:value-type="string">
            <text:p>'44949294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8];&quot;'&quot;)" office:value-type="string" office:string-value="'991556207'" calcext:value-type="string">
            <text:p>'991556207'</text:p>
          </table:table-cell>
          <table:table-cell office:value-type="string" calcext:value-type="string">
            <text:p>;</text:p>
          </table:table-cell>
          <table:table-cell table:style-name="ce12"/>
          <table:table-cell table:number-columns-repeated="3"/>
          <table:table-cell table:style-name="ce12" table:number-columns-repeated="997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541750</text:p>
          </table:table-cell>
          <table:table-cell table:style-name="ce17" office:value-type="string" calcext:value-type="string">
            <text:p>99124432091</text:p>
          </table:table-cell>
          <table:table-cell table:style-name="ce11" office:value-type="string" calcext:value-type="string">
            <text:p>99124432091</text:p>
          </table:table-cell>
          <table:table-cell table:style-name="ce61" office:value-type="string" calcext:value-type="string">
            <text:p>95876987034</text:p>
          </table:table-cell>
          <table:table-cell table:style-name="ce18" office:value-type="string" calcext:value-type="string">
            <text:p>cadastro com contrato em aberto atualizado 2022, confirmado telefone pelo histórico de cobranç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95876987034, 99124432091</text:p>
          </table:table-cell>
          <table:table-cell office:value-type="string" calcext:value-type="string">
            <text:p>DELTASUL 121 - SANTO ANGEL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9];&quot;'&quot;)" office:value-type="string" office:string-value="'95876987034'" calcext:value-type="string">
            <text:p>'95876987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9];&quot;'&quot;)" office:value-type="string" office:string-value="'996541750'" calcext:value-type="string">
            <text:p>'99654175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9];&quot;'&quot;)" office:value-type="string" office:string-value="'95876987034'" calcext:value-type="string">
            <text:p>'95876987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9];&quot;'&quot;)" office:value-type="string" office:string-value="'996541750'" calcext:value-type="string">
            <text:p>'996541750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1383272</text:p>
          </table:table-cell>
          <table:table-cell table:style-name="ce17" office:value-type="string" calcext:value-type="string">
            <text:p>01148920080</text:p>
          </table:table-cell>
          <table:table-cell table:style-name="ce11" office:value-type="string" calcext:value-type="string">
            <text:p>01148920080</text:p>
          </table:table-cell>
          <table:table-cell table:style-name="ce61" office:value-type="string" calcext:value-type="string">
            <text:p>49882104053</text:p>
          </table:table-cell>
          <table:table-cell table:style-name="ce18" office:value-type="string" calcext:value-type="string">
            <text:p>cadastro sem contrato em aberto não foi finalizado, teve uma compra a vista somente em 2021 – outro com contrato em aberto atualizado 2022, confirmado telefone historico de cobranç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148920080, 49882104053</text:p>
          </table:table-cell>
          <table:table-cell office:value-type="string" calcext:value-type="string">
            <text:p>DELTASUL 03 - SANTO AUGUSTO, DELTASUL 100 - SANTA MARI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0];&quot;'&quot;)" office:value-type="string" office:string-value="'49882104053'" calcext:value-type="string">
            <text:p>'4988210405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0];&quot;'&quot;)" office:value-type="string" office:string-value="'991383272'" calcext:value-type="string">
            <text:p>'99138327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0];&quot;'&quot;)" office:value-type="string" office:string-value="'49882104053'" calcext:value-type="string">
            <text:p>'49882104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0];&quot;'&quot;)" office:value-type="string" office:string-value="'991383272'" calcext:value-type="string">
            <text:p>'991383272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666608</text:p>
          </table:table-cell>
          <table:table-cell table:style-name="ce17" office:value-type="string" calcext:value-type="string">
            <text:p>47822503049</text:p>
          </table:table-cell>
          <table:table-cell table:style-name="ce11" office:value-type="string" calcext:value-type="string">
            <text:p>47822503049</text:p>
          </table:table-cell>
          <table:table-cell table:style-name="ce61" office:value-type="string" calcext:value-type="string">
            <text:p>03005178072</text:p>
          </table:table-cell>
          <table:table-cell table:style-name="ce18" office:value-type="string" calcext:value-type="string">
            <text:p>Pai e filho, cadastro sem contrato em aberto atualizado 2014 com 89 anos, - outro em aberto atualização feita em 2022, confirmado pelo historico de cobranç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3005178072, 47822503049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1];&quot;'&quot;)" office:value-type="string" office:string-value="'03005178072'" calcext:value-type="string">
            <text:p>'0300517807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1];&quot;'&quot;)" office:value-type="string" office:string-value="'999666608'" calcext:value-type="string">
            <text:p>'99966660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1];&quot;'&quot;)" office:value-type="string" office:string-value="'03005178072'" calcext:value-type="string">
            <text:p>'03005178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1];&quot;'&quot;)" office:value-type="string" office:string-value="'999666608'" calcext:value-type="string">
            <text:p>'999666608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576010</text:p>
          </table:table-cell>
          <table:table-cell table:style-name="ce17" office:value-type="string" calcext:value-type="string">
            <text:p>35646187087</text:p>
          </table:table-cell>
          <table:table-cell table:style-name="ce11" office:value-type="string" calcext:value-type="string">
            <text:p>35646187087</text:p>
          </table:table-cell>
          <table:table-cell table:style-name="ce61" office:value-type="string" calcext:value-type="string">
            <text:p>33271615004</text:p>
          </table:table-cell>
          <table:table-cell table:style-name="ce18" office:value-type="string" calcext:value-type="string">
            <text:p>cadastro sem contrato aberto ult atualização 2017 – cont aberto cadastro atualizado em 12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33271615004, 35646187087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2];&quot;'&quot;)" office:value-type="string" office:string-value="'33271615004'" calcext:value-type="string">
            <text:p>'3327161500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2];&quot;'&quot;)" office:value-type="string" office:string-value="'996576010'" calcext:value-type="string">
            <text:p>'99657601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2];&quot;'&quot;)" office:value-type="string" office:string-value="'33271615004'" calcext:value-type="string">
            <text:p>'33271615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2];&quot;'&quot;)" office:value-type="string" office:string-value="'996576010'" calcext:value-type="string">
            <text:p>'996576010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141300</text:p>
          </table:table-cell>
          <table:table-cell table:style-name="ce17" office:value-type="string" calcext:value-type="string">
            <text:p>40168441004</text:p>
          </table:table-cell>
          <table:table-cell table:style-name="ce11" office:value-type="string" calcext:value-type="string">
            <text:p>40168441004</text:p>
          </table:table-cell>
          <table:table-cell table:style-name="ce61" office:value-type="string" calcext:value-type="string">
            <text:p>14434032020</text:p>
          </table:table-cell>
          <table:table-cell table:style-name="ce18" office:value-type="string" calcext:value-type="string">
            <text:p>são conjuges ele com 78 anos ela com 72 anos, utilizam mesmo telefone, confirmado pelo whats cadastro com contrato em aberto atualizado 2022, - sem contrato em aberto atualizado 2019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14434032020, 4016844100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3];&quot;'&quot;)" office:value-type="string" office:string-value="'14434032020'" calcext:value-type="string">
            <text:p>'1443403202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3];&quot;'&quot;)" office:value-type="string" office:string-value="'999141300'" calcext:value-type="string">
            <text:p>'99914130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3];&quot;'&quot;)" office:value-type="string" office:string-value="'14434032020'" calcext:value-type="string">
            <text:p>'14434032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3];&quot;'&quot;)" office:value-type="string" office:string-value="'999141300'" calcext:value-type="string">
            <text:p>'999141300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782749</text:p>
          </table:table-cell>
          <table:table-cell table:style-name="ce17" office:value-type="string" calcext:value-type="string">
            <text:p>03403717062</text:p>
          </table:table-cell>
          <table:table-cell table:style-name="ce11" office:value-type="string" calcext:value-type="string">
            <text:p>03403717062</text:p>
          </table:table-cell>
          <table:table-cell table:style-name="ce61" office:value-type="string" calcext:value-type="string">
            <text:p>00504040081</text:p>
          </table:table-cell>
          <table:table-cell table:style-name="ce18" office:value-type="string" calcext:value-type="string">
            <text:p>cadastro sem contrato aberto atualização 2015 não foi finalizado cadastro– cont aberto cadastro atualizado em 07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504040081, 03403717062</text:p>
          </table:table-cell>
          <table:table-cell office:value-type="string" calcext:value-type="string">
            <text:p>DELTASUL 89 - URUGUAIANA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4];&quot;'&quot;)" office:value-type="string" office:string-value="'00504040081'" calcext:value-type="string">
            <text:p>'0050404008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4];&quot;'&quot;)" office:value-type="string" office:string-value="'996782749'" calcext:value-type="string">
            <text:p>'99678274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4];&quot;'&quot;)" office:value-type="string" office:string-value="'00504040081'" calcext:value-type="string">
            <text:p>'0050404008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4];&quot;'&quot;)" office:value-type="string" office:string-value="'996782749'" calcext:value-type="string">
            <text:p>'99678274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919100</text:p>
          </table:table-cell>
          <table:table-cell table:style-name="ce17" office:value-type="string" calcext:value-type="string">
            <text:p>17569923049</text:p>
          </table:table-cell>
          <table:table-cell table:style-name="ce11" office:value-type="string" calcext:value-type="string">
            <text:p>17569923049</text:p>
          </table:table-cell>
          <table:table-cell table:style-name="ce61" office:value-type="string" calcext:value-type="string">
            <text:p>61756792020</text:p>
          </table:table-cell>
          <table:table-cell table:style-name="ce18" office:value-type="string" calcext:value-type="string">
            <text:p>cadastro sem contrato aberto atualização 2021– cont aberto cadastro atualizado em 11/2022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17569923049, 61756792020</text:p>
          </table:table-cell>
          <table:table-cell office:value-type="string" calcext:value-type="string">
            <text:p>DELTASUL 03 - SANTO AUGUSTO, DELTASUL 160 - SAO BORJ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5];&quot;'&quot;)" office:value-type="string" office:string-value="'61756792020'" calcext:value-type="string">
            <text:p>'6175679202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5];&quot;'&quot;)" office:value-type="string" office:string-value="'999919100'" calcext:value-type="string">
            <text:p>'99991910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5];&quot;'&quot;)" office:value-type="string" office:string-value="'61756792020'" calcext:value-type="string">
            <text:p>'61756792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5];&quot;'&quot;)" office:value-type="string" office:string-value="'999919100'" calcext:value-type="string">
            <text:p>'999919100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244180</text:p>
          </table:table-cell>
          <table:table-cell table:style-name="ce17" office:value-type="string" calcext:value-type="string">
            <text:p>01026967058</text:p>
          </table:table-cell>
          <table:table-cell table:style-name="ce11" office:value-type="string" calcext:value-type="string">
            <text:p>01026967058</text:p>
          </table:table-cell>
          <table:table-cell table:style-name="ce61" office:value-type="string" calcext:value-type="string">
            <text:p>46329382034</text:p>
          </table:table-cell>
          <table:table-cell table:style-name="ce18" office:value-type="string" calcext:value-type="string">
            <text:p>cadastro sem contrato aberto atualização 2014 não foi finalizado cadastro– cont aberto cadastro atualizado em 01/2023 confirmado historico de cobranç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026967058, 46329382034</text:p>
          </table:table-cell>
          <table:table-cell office:value-type="string" calcext:value-type="string">
            <text:p>DELTASUL 03 - SANTO AUGUSTO, DELTASUL 64 - VENANCIO AIR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6];&quot;'&quot;)" office:value-type="string" office:string-value="'46329382034'" calcext:value-type="string">
            <text:p>'46329382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6];&quot;'&quot;)" office:value-type="string" office:string-value="'996244180'" calcext:value-type="string">
            <text:p>'99624418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6];&quot;'&quot;)" office:value-type="string" office:string-value="'46329382034'" calcext:value-type="string">
            <text:p>'46329382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6];&quot;'&quot;)" office:value-type="string" office:string-value="'996244180'" calcext:value-type="string">
            <text:p>'996244180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728347</text:p>
          </table:table-cell>
          <table:table-cell office:value-type="float" office:value="16688600072" calcext:value-type="float">
            <text:p>16688600072</text:p>
          </table:table-cell>
          <table:table-cell table:style-name="ce56" office:value-type="float" office:value="16688600072" calcext:value-type="float">
            <text:p>16688600072</text:p>
          </table:table-cell>
          <table:table-cell table:style-name="ce70" office:value-type="float" office:value="70365792004" calcext:value-type="float">
            <text:p>70365792004</text:p>
          </table:table-cell>
          <table:table-cell office:value-type="string" calcext:value-type="string">
            <text:p>são conjuges ambos com 73 anos e contrato em aberto, utilizam o mesmo telefone confirmado pelo whats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16688600072, 7036579200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7];&quot;'&quot;)" office:value-type="string" office:string-value="'70365792004'" calcext:value-type="string">
            <text:p>'7036579200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7];&quot;'&quot;)" office:value-type="string" office:string-value="'999728347'" calcext:value-type="string">
            <text:p>'99972834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7];&quot;'&quot;)" office:value-type="string" office:string-value="'70365792004'" calcext:value-type="string">
            <text:p>'70365792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7];&quot;'&quot;)" office:value-type="string" office:string-value="'999728347'" calcext:value-type="string">
            <text:p>'999728347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742641</text:p>
          </table:table-cell>
          <table:table-cell table:style-name="ce17" office:value-type="string" calcext:value-type="string">
            <text:p>02306135002</text:p>
          </table:table-cell>
          <table:table-cell table:style-name="ce11"/>
          <table:table-cell table:style-name="ce61" office:value-type="string" calcext:value-type="string">
            <text:p>02306135002–68823770068</text:p>
          </table:table-cell>
          <table:table-cell table:style-name="ce18" office:value-type="string" calcext:value-type="string">
            <text:p>ambos os cadastros atualizados 2019, sem contrato em aberto clt com 82 anos, - com contrato em aberto esta devendo pra loja desde 2018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2306135002, 68823770068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8];&quot;'&quot;)" office:value-type="string" office:string-value="'02306135002–68823770068'" calcext:value-type="string">
            <text:p>'02306135002–6882377006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8];&quot;'&quot;)" office:value-type="string" office:string-value="'996742641'" calcext:value-type="string">
            <text:p>'99674264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8];&quot;'&quot;)" office:value-type="string" office:string-value="'02306135002–68823770068'" calcext:value-type="string">
            <text:p>'02306135002–68823770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8];&quot;'&quot;)" office:value-type="string" office:string-value="'996742641'" calcext:value-type="string">
            <text:p>'996742641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204167</text:p>
          </table:table-cell>
          <table:table-cell table:style-name="ce17" office:value-type="string" calcext:value-type="string">
            <text:p>90469844000</text:p>
          </table:table-cell>
          <table:table-cell table:style-name="ce11" office:value-type="string" calcext:value-type="string">
            <text:p>90469844000</text:p>
          </table:table-cell>
          <table:table-cell table:style-name="ce61" office:value-type="string" calcext:value-type="string">
            <text:p>02347670069</text:p>
          </table:table-cell>
          <table:table-cell table:style-name="ce18" office:value-type="string" calcext:value-type="string">
            <text:p>mãe e filha, cadastro sem contrato em aberto atualização 2020 - contrato em aberto atualizado 02/22 esta devendo na loj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2347670069, 90469844000</text:p>
          </table:table-cell>
          <table:table-cell office:value-type="string" calcext:value-type="string">
            <text:p>DELTASUL 53 - SAO LEOPOLD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9];&quot;'&quot;)" office:value-type="string" office:string-value="'02347670069'" calcext:value-type="string">
            <text:p>'0234767006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9];&quot;'&quot;)" office:value-type="string" office:string-value="'999204167'" calcext:value-type="string">
            <text:p>'99920416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9];&quot;'&quot;)" office:value-type="string" office:string-value="'02347670069'" calcext:value-type="string">
            <text:p>'0234767006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9];&quot;'&quot;)" office:value-type="string" office:string-value="'999204167'" calcext:value-type="string">
            <text:p>'999204167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164032</text:p>
          </table:table-cell>
          <table:table-cell table:style-name="ce17" office:value-type="string" calcext:value-type="string">
            <text:p>59172460091</text:p>
          </table:table-cell>
          <table:table-cell table:style-name="ce11" office:value-type="string" calcext:value-type="string">
            <text:p>59172460091</text:p>
          </table:table-cell>
          <table:table-cell table:style-name="ce61" office:value-type="string" calcext:value-type="string">
            <text:p>64408655015</text:p>
          </table:table-cell>
          <table:table-cell table:style-name="ce18" office:value-type="string" calcext:value-type="string">
            <text:p>cadastro sem contrato aberto atualização 2019 clt com 92 anos– cont aberto cadastro atualizado em 09/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59172460091, 64408655015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0];&quot;'&quot;)" office:value-type="string" office:string-value="'64408655015'" calcext:value-type="string">
            <text:p>'6440865501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0];&quot;'&quot;)" office:value-type="string" office:string-value="'999164032'" calcext:value-type="string">
            <text:p>'99916403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0];&quot;'&quot;)" office:value-type="string" office:string-value="'64408655015'" calcext:value-type="string">
            <text:p>'64408655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0];&quot;'&quot;)" office:value-type="string" office:string-value="'999164032'" calcext:value-type="string">
            <text:p>'999164032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946166</text:p>
          </table:table-cell>
          <table:table-cell table:style-name="ce17" office:value-type="string" calcext:value-type="string">
            <text:p>59899859087</text:p>
          </table:table-cell>
          <table:table-cell table:style-name="ce11" office:value-type="string" calcext:value-type="string">
            <text:p>59899859087</text:p>
          </table:table-cell>
          <table:table-cell table:style-name="ce61" office:value-type="string" calcext:value-type="string">
            <text:p>24644722049</text:p>
          </table:table-cell>
          <table:table-cell table:style-name="ce18" office:value-type="string" calcext:value-type="string">
            <text:p>são conjuges ele com 73 anos ela com 84 anos, cadastro com contrato em aberto atualizado 2022, - sem contrato em aberto atualizado 2016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24644722049, 59899859087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1];&quot;'&quot;)" office:value-type="string" office:string-value="'24644722049'" calcext:value-type="string">
            <text:p>'2464472204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1];&quot;'&quot;)" office:value-type="string" office:string-value="'996946166'" calcext:value-type="string">
            <text:p>'99694616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1];&quot;'&quot;)" office:value-type="string" office:string-value="'24644722049'" calcext:value-type="string">
            <text:p>'24644722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1];&quot;'&quot;)" office:value-type="string" office:string-value="'996946166'" calcext:value-type="string">
            <text:p>'996946166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386200</text:p>
          </table:table-cell>
          <table:table-cell table:style-name="ce17" office:value-type="string" calcext:value-type="string">
            <text:p>64409988034</text:p>
          </table:table-cell>
          <table:table-cell table:style-name="ce11" office:value-type="string" calcext:value-type="string">
            <text:p>64409988034</text:p>
          </table:table-cell>
          <table:table-cell table:style-name="ce61" office:value-type="string" calcext:value-type="string">
            <text:p>37322460006</text:p>
          </table:table-cell>
          <table:table-cell table:style-name="ce18" office:value-type="string" calcext:value-type="string">
            <text:p>são conjuges, cadastro sem contrato aberto ult atualização 2021 – cont aberto cadastro atualizado em 11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37322460006, 6440998803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2];&quot;'&quot;)" office:value-type="string" office:string-value="'37322460006'" calcext:value-type="string">
            <text:p>'37322460006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2];&quot;'&quot;)" office:value-type="string" office:string-value="'999386200'" calcext:value-type="string">
            <text:p>'99938620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2];&quot;'&quot;)" office:value-type="string" office:string-value="'37322460006'" calcext:value-type="string">
            <text:p>'3732246000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2];&quot;'&quot;)" office:value-type="string" office:string-value="'999386200'" calcext:value-type="string">
            <text:p>'999386200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153218</text:p>
          </table:table-cell>
          <table:table-cell office:value-type="float" office:value="2757402005" calcext:value-type="float">
            <text:p>2757402005</text:p>
          </table:table-cell>
          <table:table-cell/>
          <table:table-cell table:style-name="ce61" office:value-type="string" calcext:value-type="string">
            <text:p>02757402005-04571199007</text:p>
          </table:table-cell>
          <table:table-cell office:value-type="string" calcext:value-type="string">
            <text:p>ambos cadastros tem divida com loja + 1000 dias atuliazação 2018/2020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2757402005, 04571199007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3];&quot;'&quot;)" office:value-type="string" office:string-value="'02757402005-04571199007'" calcext:value-type="string">
            <text:p>'02757402005-0457119900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3];&quot;'&quot;)" office:value-type="string" office:string-value="'996153218'" calcext:value-type="string">
            <text:p>'99615321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3];&quot;'&quot;)" office:value-type="string" office:string-value="'02757402005-04571199007'" calcext:value-type="string">
            <text:p>'02757402005-0457119900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3];&quot;'&quot;)" office:value-type="string" office:string-value="'996153218'" calcext:value-type="string">
            <text:p>'996153218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256764</text:p>
          </table:table-cell>
          <table:table-cell table:style-name="ce17" office:value-type="string" calcext:value-type="string">
            <text:p>36199150082</text:p>
          </table:table-cell>
          <table:table-cell table:style-name="ce11" office:value-type="string" calcext:value-type="string">
            <text:p>00852938063</text:p>
          </table:table-cell>
          <table:table-cell table:style-name="ce59" office:value-type="string" calcext:value-type="string">
            <text:p>36199150082</text:p>
          </table:table-cell>
          <table:table-cell table:style-name="ce18" office:value-type="string" calcext:value-type="string">
            <text:p>são conjuges ambos contrato em aberto, esposa passou cel do esposo, posto nas info do cjg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852938063, 36199150082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4];&quot;'&quot;)" office:value-type="string" office:string-value="'36199150082'" calcext:value-type="string">
            <text:p>'3619915008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4];&quot;'&quot;)" office:value-type="string" office:string-value="'996256764'" calcext:value-type="string">
            <text:p>'99625676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4];&quot;'&quot;)" office:value-type="string" office:string-value="'36199150082'" calcext:value-type="string">
            <text:p>'3619915008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4];&quot;'&quot;)" office:value-type="string" office:string-value="'996256764'" calcext:value-type="string">
            <text:p>'996256764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740910</text:p>
          </table:table-cell>
          <table:table-cell table:style-name="ce17" office:value-type="string" calcext:value-type="string">
            <text:p>31010679015</text:p>
          </table:table-cell>
          <table:table-cell table:style-name="ce11" office:value-type="string" calcext:value-type="string">
            <text:p>31010679015</text:p>
          </table:table-cell>
          <table:table-cell table:style-name="ce61" office:value-type="string" calcext:value-type="string">
            <text:p>84579382153</text:p>
          </table:table-cell>
          <table:table-cell table:style-name="ce18" office:value-type="string" calcext:value-type="string">
            <text:p>cadastro sem contrato aberto atualização 2021 – cont aberto cadastro atualizado em 09/22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31010679015, 84579382153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5];&quot;'&quot;)" office:value-type="string" office:string-value="'84579382153'" calcext:value-type="string">
            <text:p>'8457938215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5];&quot;'&quot;)" office:value-type="string" office:string-value="'996740910'" calcext:value-type="string">
            <text:p>'99674091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5];&quot;'&quot;)" office:value-type="string" office:string-value="'84579382153'" calcext:value-type="string">
            <text:p>'845793821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5];&quot;'&quot;)" office:value-type="string" office:string-value="'996740910'" calcext:value-type="string">
            <text:p>'996740910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327973</text:p>
          </table:table-cell>
          <table:table-cell table:style-name="ce17" office:value-type="string" calcext:value-type="string">
            <text:p>73439622053</text:p>
          </table:table-cell>
          <table:table-cell table:style-name="ce11" office:value-type="string" calcext:value-type="string">
            <text:p>73439622053</text:p>
          </table:table-cell>
          <table:table-cell table:style-name="ce61" office:value-type="string" calcext:value-type="string">
            <text:p>19446950015</text:p>
          </table:table-cell>
          <table:table-cell table:style-name="ce18" office:value-type="string" calcext:value-type="string">
            <text:p>são conjuges, cadastro sem contrato aberto ult atualização 2021 – cont aberto cadastro atualizado em 05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19446950015, 73439622053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6];&quot;'&quot;)" office:value-type="string" office:string-value="'19446950015'" calcext:value-type="string">
            <text:p>'1944695001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6];&quot;'&quot;)" office:value-type="string" office:string-value="'996327973'" calcext:value-type="string">
            <text:p>'99632797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6];&quot;'&quot;)" office:value-type="string" office:string-value="'19446950015'" calcext:value-type="string">
            <text:p>'19446950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6];&quot;'&quot;)" office:value-type="string" office:string-value="'996327973'" calcext:value-type="string">
            <text:p>'996327973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115603</text:p>
          </table:table-cell>
          <table:table-cell table:style-name="ce17" office:value-type="string" calcext:value-type="string">
            <text:p>90446747068</text:p>
          </table:table-cell>
          <table:table-cell table:style-name="ce11" office:value-type="string" calcext:value-type="string">
            <text:p>90446747068</text:p>
          </table:table-cell>
          <table:table-cell table:style-name="ce61" office:value-type="string" calcext:value-type="string">
            <text:p>94653569053</text:p>
          </table:table-cell>
          <table:table-cell table:style-name="ce18" office:value-type="string" calcext:value-type="string">
            <text:p>cadastro sem contrato aberto atualização 2020 não teve nenhuma compra– cont aberto cadastro atualizado em 12/22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90446747068, 94653569053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7];&quot;'&quot;)" office:value-type="string" office:string-value="'94653569053'" calcext:value-type="string">
            <text:p>'9465356905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7];&quot;'&quot;)" office:value-type="string" office:string-value="'996115603'" calcext:value-type="string">
            <text:p>'99611560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7];&quot;'&quot;)" office:value-type="string" office:string-value="'94653569053'" calcext:value-type="string">
            <text:p>'94653569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7];&quot;'&quot;)" office:value-type="string" office:string-value="'996115603'" calcext:value-type="string">
            <text:p>'996115603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381745</text:p>
          </table:table-cell>
          <table:table-cell table:style-name="ce17" office:value-type="string" calcext:value-type="string">
            <text:p>02053698047</text:p>
          </table:table-cell>
          <table:table-cell table:style-name="ce11" office:value-type="string" calcext:value-type="string">
            <text:p>02053698047</text:p>
          </table:table-cell>
          <table:table-cell table:style-name="ce61" office:value-type="string" calcext:value-type="string">
            <text:p>02311434004</text:p>
          </table:table-cell>
          <table:table-cell table:style-name="ce18" office:value-type="string" calcext:value-type="string">
            <text:p>cadastro sem contrato aberto atualização 2018– cont aberto cadastro atualizado em 08/2020 com divida na loja +1000 dias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2053698047, 02311434004</text:p>
          </table:table-cell>
          <table:table-cell office:value-type="string" calcext:value-type="string">
            <text:p>DELTASUL 03 - SANTO AUGUSTO, DELTASUL 145 - URUGUAIAN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8];&quot;'&quot;)" office:value-type="string" office:string-value="'02311434004'" calcext:value-type="string">
            <text:p>'0231143400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8];&quot;'&quot;)" office:value-type="string" office:string-value="'996381745'" calcext:value-type="string">
            <text:p>'99638174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8];&quot;'&quot;)" office:value-type="string" office:string-value="'02311434004'" calcext:value-type="string">
            <text:p>'02311434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8];&quot;'&quot;)" office:value-type="string" office:string-value="'996381745'" calcext:value-type="string">
            <text:p>'996381745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1323253</text:p>
          </table:table-cell>
          <table:table-cell table:style-name="ce17" office:value-type="string" calcext:value-type="string">
            <text:p>90167347000116</text:p>
          </table:table-cell>
          <table:table-cell table:style-name="ce11" office:value-type="string" calcext:value-type="string">
            <text:p>90167347000116</text:p>
          </table:table-cell>
          <table:table-cell table:style-name="ce61" office:value-type="string" calcext:value-type="string">
            <text:p>51350068004–95698019053</text:p>
          </table:table-cell>
          <table:table-cell table:style-name="ce18" office:value-type="string" calcext:value-type="string">
            <text:p><text:s/>cadastro do cnpj atualizado 10/22, um dos cadastros não foi finalizado e o outro ultima compra 2008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51350068004, 90167347000116, 95698019053</text:p>
          </table:table-cell>
          <table:table-cell office:value-type="string" calcext:value-type="string">
            <text:p>DELTASUL 110 - JULIO DE CASTILHOS, DELTASUL 03 - SANTO AUGUSTO, DELTASUL 10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9];&quot;'&quot;)" office:value-type="string" office:string-value="'51350068004–95698019053'" calcext:value-type="string">
            <text:p>'51350068004–9569801905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9];&quot;'&quot;)" office:value-type="string" office:string-value="'991323253'" calcext:value-type="string">
            <text:p>'99132325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9];&quot;'&quot;)" office:value-type="string" office:string-value="'51350068004–95698019053'" calcext:value-type="string">
            <text:p>'51350068004–95698019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9];&quot;'&quot;)" office:value-type="string" office:string-value="'991323253'" calcext:value-type="string">
            <text:p>'991323253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843720</text:p>
          </table:table-cell>
          <table:table-cell table:style-name="ce17" office:value-type="string" calcext:value-type="string">
            <text:p>88953882087</text:p>
          </table:table-cell>
          <table:table-cell table:style-name="ce11" office:value-type="string" calcext:value-type="string">
            <text:p>88953882087</text:p>
          </table:table-cell>
          <table:table-cell table:style-name="ce61" office:value-type="string" calcext:value-type="string">
            <text:p>33301018068-88953882087</text:p>
          </table:table-cell>
          <table:table-cell table:style-name="ce18" office:value-type="string" calcext:value-type="string">
            <text:p>cadastro sem contrato aberto atualização 2018 clt com 81 anos– cont aberto cadastro atualizado em 2019 com divida na loja + 1000 dias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33301018068, 88953882087</text:p>
          </table:table-cell>
          <table:table-cell office:value-type="string" calcext:value-type="string">
            <text:p>DELTASUL 89 - URUGUAIANA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0];&quot;'&quot;)" office:value-type="string" office:string-value="'33301018068-88953882087'" calcext:value-type="string">
            <text:p>'33301018068-88953882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0];&quot;'&quot;)" office:value-type="string" office:string-value="'996843720'" calcext:value-type="string">
            <text:p>'99684372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0];&quot;'&quot;)" office:value-type="string" office:string-value="'33301018068-88953882087'" calcext:value-type="string">
            <text:p>'33301018068-88953882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0];&quot;'&quot;)" office:value-type="string" office:string-value="'996843720'" calcext:value-type="string">
            <text:p>'996843720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116189</text:p>
          </table:table-cell>
          <table:table-cell table:style-name="ce17" office:value-type="string" calcext:value-type="string">
            <text:p>47822015087</text:p>
          </table:table-cell>
          <table:table-cell table:style-name="ce11" office:value-type="string" calcext:value-type="string">
            <text:p>47822015087</text:p>
          </table:table-cell>
          <table:table-cell table:style-name="ce61" office:value-type="string" calcext:value-type="string">
            <text:p>34059970034</text:p>
          </table:table-cell>
          <table:table-cell table:style-name="ce18" office:value-type="string" calcext:value-type="string">
            <text:p>são conjuges, cadastro sem contrato aberto ult atualização 2018 – cont aberto cadastro atualizado em 05/2022 confirmado telefone pelo historico de cobranç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34059970034, 47822015087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1];&quot;'&quot;)" office:value-type="string" office:string-value="'34059970034'" calcext:value-type="string">
            <text:p>'34059970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1];&quot;'&quot;)" office:value-type="string" office:string-value="'999116189'" calcext:value-type="string">
            <text:p>'99911618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1];&quot;'&quot;)" office:value-type="string" office:string-value="'34059970034'" calcext:value-type="string">
            <text:p>'34059970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1];&quot;'&quot;)" office:value-type="string" office:string-value="'999116189'" calcext:value-type="string">
            <text:p>'99911618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345969</text:p>
          </table:table-cell>
          <table:table-cell table:style-name="ce17" office:value-type="string" calcext:value-type="string">
            <text:p>03747392008</text:p>
          </table:table-cell>
          <table:table-cell table:style-name="ce11"/>
          <table:table-cell table:style-name="ce61" office:value-type="string" calcext:value-type="string">
            <text:p>00637116054–03747392008</text:p>
          </table:table-cell>
          <table:table-cell table:style-name="ce18" office:value-type="string" calcext:value-type="string">
            <text:p>cadastro sem contrato aberto atualização 2007 não foi finalizado cadastro – cont aberto cadastro atualizado em 2019 com divida na loja + 1000 dias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637116054, 03747392008</text:p>
          </table:table-cell>
          <table:table-cell office:value-type="string" calcext:value-type="string">
            <text:p>DELTASUL 23 - CRUZ ALTA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2];&quot;'&quot;)" office:value-type="string" office:string-value="'00637116054–03747392008'" calcext:value-type="string">
            <text:p>'00637116054–0374739200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2];&quot;'&quot;)" office:value-type="string" office:string-value="'996345969'" calcext:value-type="string">
            <text:p>'99634596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2];&quot;'&quot;)" office:value-type="string" office:string-value="'00637116054–03747392008'" calcext:value-type="string">
            <text:p>'00637116054–0374739200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2];&quot;'&quot;)" office:value-type="string" office:string-value="'996345969'" calcext:value-type="string">
            <text:p>'99634596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901565</text:p>
          </table:table-cell>
          <table:table-cell table:style-name="ce17" office:value-type="string" calcext:value-type="string">
            <text:p>73438847000</text:p>
          </table:table-cell>
          <table:table-cell table:style-name="ce11" office:value-type="string" calcext:value-type="string">
            <text:p>73438847000</text:p>
          </table:table-cell>
          <table:table-cell table:style-name="ce61" office:value-type="string" calcext:value-type="string">
            <text:p>90456548068</text:p>
          </table:table-cell>
          <table:table-cell table:style-name="ce18" office:value-type="string" calcext:value-type="string">
            <text:p>mãe e filha, cadastro sem contrato em aberto atualização 2016 clt com 84 anos - contrato em aberto atualizado 11/22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73438847000, 90456548068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3];&quot;'&quot;)" office:value-type="string" office:string-value="'90456548068'" calcext:value-type="string">
            <text:p>'9045654806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3];&quot;'&quot;)" office:value-type="string" office:string-value="'996901565'" calcext:value-type="string">
            <text:p>'99690156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3];&quot;'&quot;)" office:value-type="string" office:string-value="'90456548068'" calcext:value-type="string">
            <text:p>'90456548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3];&quot;'&quot;)" office:value-type="string" office:string-value="'996901565'" calcext:value-type="string">
            <text:p>'996901565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639123</text:p>
          </table:table-cell>
          <table:table-cell table:number-columns-repeated="2" office:value-type="float" office:value="52825868000" calcext:value-type="float">
            <text:p>52825868000</text:p>
          </table:table-cell>
          <table:table-cell table:style-name="ce61" office:value-type="float" office:value="93622287004" calcext:value-type="float">
            <text:p>93622287004</text:p>
          </table:table-cell>
          <table:table-cell table:style-name="ce83" office:value-type="string" calcext:value-type="string">
            <text:p>São conjuges, ambos com contratos em aberto, confirmado telefone do esposo pelo whats, não consegui contato da esposa pois não atende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52825868000, 9362228700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4];&quot;'&quot;)" office:value-type="string" office:string-value="'93622287004'" calcext:value-type="string">
            <text:p>'9362228700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4];&quot;'&quot;)" office:value-type="string" office:string-value="'999639123'" calcext:value-type="string">
            <text:p>'99963912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4];&quot;'&quot;)" office:value-type="string" office:string-value="'93622287004'" calcext:value-type="string">
            <text:p>'93622287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4];&quot;'&quot;)" office:value-type="string" office:string-value="'999639123'" calcext:value-type="string">
            <text:p>'999639123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7260128</text:p>
          </table:table-cell>
          <table:table-cell table:style-name="ce17" office:value-type="string" calcext:value-type="string">
            <text:p>00701592036</text:p>
          </table:table-cell>
          <table:table-cell table:style-name="ce11" office:value-type="string" calcext:value-type="string">
            <text:p>00701592036</text:p>
          </table:table-cell>
          <table:table-cell table:style-name="ce61" office:value-type="string" calcext:value-type="string">
            <text:p>00351417001</text:p>
          </table:table-cell>
          <table:table-cell table:style-name="ce18" office:value-type="string" calcext:value-type="string">
            <text:p>cadastro com contrato em aberto atualizado 11/22 confirmado telefone pelo histórico de cobrança <text:s/>– outro cadastro sem contrato em aberto atualizado em 2020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351417001, 00701592036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5];&quot;'&quot;)" office:value-type="string" office:string-value="'00351417001'" calcext:value-type="string">
            <text:p>'0035141700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5];&quot;'&quot;)" office:value-type="string" office:string-value="'997260128'" calcext:value-type="string">
            <text:p>'99726012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5];&quot;'&quot;)" office:value-type="string" office:string-value="'00351417001'" calcext:value-type="string">
            <text:p>'0035141700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5];&quot;'&quot;)" office:value-type="string" office:string-value="'997260128'" calcext:value-type="string">
            <text:p>'997260128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170637</text:p>
          </table:table-cell>
          <table:table-cell table:style-name="ce17" office:value-type="string" calcext:value-type="string">
            <text:p>59174200097</text:p>
          </table:table-cell>
          <table:table-cell table:style-name="ce11" office:value-type="string" calcext:value-type="string">
            <text:p>59174200097</text:p>
          </table:table-cell>
          <table:table-cell table:style-name="ce61" office:value-type="string" calcext:value-type="string">
            <text:p>93598289049</text:p>
          </table:table-cell>
          <table:table-cell table:style-name="ce18" office:value-type="string" calcext:value-type="string">
            <text:p>cadastro sem contrato aberto atualização 2015 não foi finalizado cadastro – cont aberto cadastro atualizado em 11/2022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59174200097, 93598289049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6];&quot;'&quot;)" office:value-type="string" office:string-value="'93598289049'" calcext:value-type="string">
            <text:p>'9359828904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6];&quot;'&quot;)" office:value-type="string" office:string-value="'999170637'" calcext:value-type="string">
            <text:p>'99917063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6];&quot;'&quot;)" office:value-type="string" office:string-value="'93598289049'" calcext:value-type="string">
            <text:p>'93598289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6];&quot;'&quot;)" office:value-type="string" office:string-value="'999170637'" calcext:value-type="string">
            <text:p>'999170637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070463</text:p>
          </table:table-cell>
          <table:table-cell table:style-name="ce17" office:value-type="string" calcext:value-type="string">
            <text:p>57624682087</text:p>
          </table:table-cell>
          <table:table-cell table:style-name="ce11" office:value-type="string" calcext:value-type="string">
            <text:p>57624682087</text:p>
          </table:table-cell>
          <table:table-cell table:style-name="ce61" office:value-type="string" calcext:value-type="string">
            <text:p>46121455004</text:p>
          </table:table-cell>
          <table:table-cell table:style-name="ce18" office:value-type="string" calcext:value-type="string">
            <text:p>são conjuges, ambos atualizados em 2022, cadastro com contrato em aberto confirmado telefone via whats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46121455004, 57624682087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7];&quot;'&quot;)" office:value-type="string" office:string-value="'46121455004'" calcext:value-type="string">
            <text:p>'4612145500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7];&quot;'&quot;)" office:value-type="string" office:string-value="'999070463'" calcext:value-type="string">
            <text:p>'99907046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7];&quot;'&quot;)" office:value-type="string" office:string-value="'46121455004'" calcext:value-type="string">
            <text:p>'46121455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7];&quot;'&quot;)" office:value-type="string" office:string-value="'999070463'" calcext:value-type="string">
            <text:p>'999070463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508592</text:p>
          </table:table-cell>
          <table:table-cell table:style-name="ce17" office:value-type="string" calcext:value-type="string">
            <text:p>99386925087</text:p>
          </table:table-cell>
          <table:table-cell table:style-name="ce11" office:value-type="string" calcext:value-type="string">
            <text:p>99386925087</text:p>
          </table:table-cell>
          <table:table-cell table:style-name="ce61" office:value-type="string" calcext:value-type="string">
            <text:p>02140231090</text:p>
          </table:table-cell>
          <table:table-cell table:style-name="ce18" office:value-type="string" calcext:value-type="string">
            <text:p>são conjuges, cadastro sem contrato aberto ult atualização 2021 não foi finalizado cadastro – cont aberto cadastro atualizado em 12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2140231090, 99386925087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8];&quot;'&quot;)" office:value-type="string" office:string-value="'02140231090'" calcext:value-type="string">
            <text:p>'0214023109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8];&quot;'&quot;)" office:value-type="string" office:string-value="'999508592'" calcext:value-type="string">
            <text:p>'99950859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8];&quot;'&quot;)" office:value-type="string" office:string-value="'02140231090'" calcext:value-type="string">
            <text:p>'0214023109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8];&quot;'&quot;)" office:value-type="string" office:string-value="'999508592'" calcext:value-type="string">
            <text:p>'999508592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1584377</text:p>
          </table:table-cell>
          <table:table-cell table:style-name="ce17" office:value-type="string" calcext:value-type="string">
            <text:p>21876126000</text:p>
          </table:table-cell>
          <table:table-cell table:style-name="ce11"/>
          <table:table-cell table:style-name="ce61" office:value-type="string" calcext:value-type="string">
            <text:p>00457730099–21876126000</text:p>
          </table:table-cell>
          <table:table-cell table:style-name="ce18" office:value-type="string" calcext:value-type="string">
            <text:p>pai e filho, cadastro com contrato em aberto atualizado 2018, com divida na loja + 1500 dias - outro sem contrato em aberto atualizado 2006 não foi finalizado cadastro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457730099, 21876126000</text:p>
          </table:table-cell>
          <table:table-cell office:value-type="string" calcext:value-type="string">
            <text:p>DELTASUL 10 - SANTO ANGEL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9];&quot;'&quot;)" office:value-type="string" office:string-value="'00457730099–21876126000'" calcext:value-type="string">
            <text:p>'00457730099–2187612600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9];&quot;'&quot;)" office:value-type="string" office:string-value="'991584377'" calcext:value-type="string">
            <text:p>'99158437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9];&quot;'&quot;)" office:value-type="string" office:string-value="'00457730099–21876126000'" calcext:value-type="string">
            <text:p>'00457730099–21876126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9];&quot;'&quot;)" office:value-type="string" office:string-value="'991584377'" calcext:value-type="string">
            <text:p>'991584377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7245739</text:p>
          </table:table-cell>
          <table:table-cell table:style-name="ce17" office:value-type="string" calcext:value-type="string">
            <text:p>02796623009</text:p>
          </table:table-cell>
          <table:table-cell table:style-name="ce11" office:value-type="string" calcext:value-type="string">
            <text:p>02796623009</text:p>
          </table:table-cell>
          <table:table-cell table:style-name="ce61" office:value-type="string" calcext:value-type="string">
            <text:p>02602442011</text:p>
          </table:table-cell>
          <table:table-cell table:style-name="ce73" office:value-type="string" calcext:value-type="string">
            <text:p>são conjuges, cadastro sem contrato aberto atualização 2017 – cont aberto cadastro atualizado em 10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2602442011, 02796623009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0];&quot;'&quot;)" office:value-type="string" office:string-value="'02602442011'" calcext:value-type="string">
            <text:p>'0260244201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0];&quot;'&quot;)" office:value-type="string" office:string-value="'997245739'" calcext:value-type="string">
            <text:p>'99724573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0];&quot;'&quot;)" office:value-type="string" office:string-value="'02602442011'" calcext:value-type="string">
            <text:p>'0260244201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0];&quot;'&quot;)" office:value-type="string" office:string-value="'997245739'" calcext:value-type="string">
            <text:p>'99724573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970398</text:p>
          </table:table-cell>
          <table:table-cell office:value-type="float" office:value="22302948068" calcext:value-type="float">
            <text:p>22302948068</text:p>
          </table:table-cell>
          <table:table-cell office:value-type="float" office:value="27599604049" calcext:value-type="float">
            <text:p>27599604049</text:p>
          </table:table-cell>
          <table:table-cell table:style-name="ce59" office:value-type="float" office:value="22302948068" calcext:value-type="float">
            <text:p>22302948068</text:p>
          </table:table-cell>
          <table:table-cell table:style-name="ce74" office:value-type="string" calcext:value-type="string">
            <text:p>são conjuges, cadastro sem contrato aberto atualização 2019 – cont aberto cadastro atualizado em 11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22302948068, 27599604049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1];&quot;'&quot;)" office:value-type="string" office:string-value="'22302948068'" calcext:value-type="string">
            <text:p>'2230294806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1];&quot;'&quot;)" office:value-type="string" office:string-value="'999970398'" calcext:value-type="string">
            <text:p>'99997039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1];&quot;'&quot;)" office:value-type="string" office:string-value="'22302948068'" calcext:value-type="string">
            <text:p>'22302948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1];&quot;'&quot;)" office:value-type="string" office:string-value="'999970398'" calcext:value-type="string">
            <text:p>'999970398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436414</text:p>
          </table:table-cell>
          <table:table-cell table:style-name="ce17" office:value-type="string" calcext:value-type="string">
            <text:p>99627140015</text:p>
          </table:table-cell>
          <table:table-cell table:style-name="ce11" office:value-type="string" calcext:value-type="string">
            <text:p>99627140015</text:p>
          </table:table-cell>
          <table:table-cell table:style-name="ce61" office:value-type="string" calcext:value-type="string">
            <text:p>00469540079</text:p>
          </table:table-cell>
          <table:table-cell table:style-name="ce18" office:value-type="string" calcext:value-type="string">
            <text:p>mãe e filha, cadastro sem contrato em aberto atualização 2021 - contrato em aberto atualizado 09/22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469540079, 99627140015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2];&quot;'&quot;)" office:value-type="string" office:string-value="'00469540079'" calcext:value-type="string">
            <text:p>'0046954007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2];&quot;'&quot;)" office:value-type="string" office:string-value="'996436414'" calcext:value-type="string">
            <text:p>'99643641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2];&quot;'&quot;)" office:value-type="string" office:string-value="'00469540079'" calcext:value-type="string">
            <text:p>'0046954007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2];&quot;'&quot;)" office:value-type="string" office:string-value="'996436414'" calcext:value-type="string">
            <text:p>'996436414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699532</text:p>
          </table:table-cell>
          <table:table-cell table:style-name="ce17" office:value-type="string" calcext:value-type="string">
            <text:p>22457534020</text:p>
          </table:table-cell>
          <table:table-cell table:style-name="ce11" office:value-type="string" calcext:value-type="string">
            <text:p>22457534020</text:p>
          </table:table-cell>
          <table:table-cell table:style-name="ce61" office:value-type="string" calcext:value-type="string">
            <text:p>01756599076</text:p>
          </table:table-cell>
          <table:table-cell table:style-name="ce18" office:value-type="string" calcext:value-type="string">
            <text:p>são conjuges, cadastro sem contrato aberto atualização 2020 – cont aberto cadastro atualizado em 12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756599076, 22457534020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3];&quot;'&quot;)" office:value-type="string" office:string-value="'01756599076'" calcext:value-type="string">
            <text:p>'01756599076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3];&quot;'&quot;)" office:value-type="string" office:string-value="'996699532'" calcext:value-type="string">
            <text:p>'99669953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3];&quot;'&quot;)" office:value-type="string" office:string-value="'01756599076'" calcext:value-type="string">
            <text:p>'0175659907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3];&quot;'&quot;)" office:value-type="string" office:string-value="'996699532'" calcext:value-type="string">
            <text:p>'996699532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068799</text:p>
          </table:table-cell>
          <table:table-cell table:style-name="ce17" office:value-type="string" calcext:value-type="string">
            <text:p>41149238020</text:p>
          </table:table-cell>
          <table:table-cell table:style-name="ce11" office:value-type="string" calcext:value-type="string">
            <text:p>41149238020</text:p>
          </table:table-cell>
          <table:table-cell table:style-name="ce61" office:value-type="string" calcext:value-type="string">
            <text:p>88956083053</text:p>
          </table:table-cell>
          <table:table-cell table:style-name="ce18" office:value-type="string" calcext:value-type="string">
            <text:p>são conjuges, cadastro sem contrato aberto atualização 2017 – cont aberto cadastro atualizado em 05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41149238020, 88956083053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4];&quot;'&quot;)" office:value-type="string" office:string-value="'88956083053'" calcext:value-type="string">
            <text:p>'8895608305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4];&quot;'&quot;)" office:value-type="string" office:string-value="'996068799'" calcext:value-type="string">
            <text:p>'99606879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4];&quot;'&quot;)" office:value-type="string" office:string-value="'88956083053'" calcext:value-type="string">
            <text:p>'88956083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4];&quot;'&quot;)" office:value-type="string" office:string-value="'996068799'" calcext:value-type="string">
            <text:p>'99606879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7238489</text:p>
          </table:table-cell>
          <table:table-cell table:style-name="ce17" office:value-type="string" calcext:value-type="string">
            <text:p>00150613024</text:p>
          </table:table-cell>
          <table:table-cell table:style-name="ce11" office:value-type="string" calcext:value-type="string">
            <text:p>00150613024</text:p>
          </table:table-cell>
          <table:table-cell table:style-name="ce61" office:value-type="string" calcext:value-type="string">
            <text:p>04818953024</text:p>
          </table:table-cell>
          <table:table-cell table:style-name="ce18" office:value-type="string" calcext:value-type="string">
            <text:p>pai e filho, ambos os cadastros foram atualizados 2022, - sem contrato em aberto não tem nenhuma compr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150613024, 04818953024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5];&quot;'&quot;)" office:value-type="string" office:string-value="'04818953024'" calcext:value-type="string">
            <text:p>'0481895302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5];&quot;'&quot;)" office:value-type="string" office:string-value="'997238489'" calcext:value-type="string">
            <text:p>'99723848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5];&quot;'&quot;)" office:value-type="string" office:string-value="'04818953024'" calcext:value-type="string">
            <text:p>'0481895302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5];&quot;'&quot;)" office:value-type="string" office:string-value="'997238489'" calcext:value-type="string">
            <text:p>'99723848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052245</text:p>
          </table:table-cell>
          <table:table-cell table:style-name="ce17" office:value-type="string" calcext:value-type="string">
            <text:p>72160381004</text:p>
          </table:table-cell>
          <table:table-cell table:style-name="ce11" office:value-type="string" calcext:value-type="string">
            <text:p>72160381004</text:p>
          </table:table-cell>
          <table:table-cell table:style-name="ce61" office:value-type="string" calcext:value-type="string">
            <text:p>70363277072</text:p>
          </table:table-cell>
          <table:table-cell table:style-name="ce18" office:value-type="string" calcext:value-type="string">
            <text:p>são conjuges, cadastro sem contrato aberto atualização 2019– cont aberto cadastro atualizado em 05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70363277072, 7216038100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6];&quot;'&quot;)" office:value-type="string" office:string-value="'70363277072'" calcext:value-type="string">
            <text:p>'7036327707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6];&quot;'&quot;)" office:value-type="string" office:string-value="'999052245'" calcext:value-type="string">
            <text:p>'99905224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6];&quot;'&quot;)" office:value-type="string" office:string-value="'70363277072'" calcext:value-type="string">
            <text:p>'70363277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6];&quot;'&quot;)" office:value-type="string" office:string-value="'999052245'" calcext:value-type="string">
            <text:p>'999052245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026647</text:p>
          </table:table-cell>
          <table:table-cell table:style-name="ce17" office:value-type="string" calcext:value-type="string">
            <text:p>11661534015</text:p>
          </table:table-cell>
          <table:table-cell table:style-name="ce52" office:value-type="string" calcext:value-type="string">
            <text:p>00586491074 </text:p>
          </table:table-cell>
          <table:table-cell table:style-name="ce59" office:value-type="string" calcext:value-type="string">
            <text:p>11661534015</text:p>
          </table:table-cell>
          <table:table-cell table:style-name="ce18" office:value-type="string" calcext:value-type="string">
            <text:p>são conjuges, ambos com contrato em andamento e atualizado 2022, utilizam o mesmo telefone, confirmado via ligação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586491074, 11661534015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7];&quot;'&quot;)" office:value-type="string" office:string-value="'11661534015'" calcext:value-type="string">
            <text:p>'1166153401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7];&quot;'&quot;)" office:value-type="string" office:string-value="'999026647'" calcext:value-type="string">
            <text:p>'99902664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7];&quot;'&quot;)" office:value-type="string" office:string-value="'11661534015'" calcext:value-type="string">
            <text:p>'11661534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7];&quot;'&quot;)" office:value-type="string" office:string-value="'999026647'" calcext:value-type="string">
            <text:p>'999026647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790599</text:p>
          </table:table-cell>
          <table:table-cell table:style-name="ce17" office:value-type="string" calcext:value-type="string">
            <text:p>59899972053</text:p>
          </table:table-cell>
          <table:table-cell table:style-name="ce11" office:value-type="string" calcext:value-type="string">
            <text:p>59899972053</text:p>
          </table:table-cell>
          <table:table-cell table:style-name="ce61" office:value-type="string" calcext:value-type="string">
            <text:p>02249610045</text:p>
          </table:table-cell>
          <table:table-cell table:style-name="ce18" office:value-type="string" calcext:value-type="string">
            <text:p>cadastro sem contrato aberto atualização 2014 – cont aberto cadastro atualizado em 2022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2249610045, 59899972053</text:p>
          </table:table-cell>
          <table:table-cell office:value-type="string" calcext:value-type="string">
            <text:p>DELTASUL 64 - VENANCIO AIRES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8];&quot;'&quot;)" office:value-type="string" office:string-value="'02249610045'" calcext:value-type="string">
            <text:p>'0224961004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8];&quot;'&quot;)" office:value-type="string" office:string-value="'999790599'" calcext:value-type="string">
            <text:p>'99979059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8];&quot;'&quot;)" office:value-type="string" office:string-value="'02249610045'" calcext:value-type="string">
            <text:p>'0224961004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8];&quot;'&quot;)" office:value-type="string" office:string-value="'999790599'" calcext:value-type="string">
            <text:p>'99979059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1626438</text:p>
          </table:table-cell>
          <table:table-cell table:style-name="ce17" office:value-type="string" calcext:value-type="string">
            <text:p>01031613099</text:p>
          </table:table-cell>
          <table:table-cell table:style-name="ce11"/>
          <table:table-cell table:style-name="ce61" office:value-type="string" calcext:value-type="string">
            <text:p>01031613099–59900504020</text:p>
          </table:table-cell>
          <table:table-cell table:style-name="ce18" office:value-type="string" calcext:value-type="string">
            <text:p>mãe e filha, cadastro com contrato em aberto ultima atualização 2015 com divida na loja +2000 dias, outro cadastro atualizado 2008 clt com 96 anos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031613099, 59900504020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9];&quot;'&quot;)" office:value-type="string" office:string-value="'01031613099–59900504020'" calcext:value-type="string">
            <text:p>'01031613099–5990050402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9];&quot;'&quot;)" office:value-type="string" office:string-value="'991626438'" calcext:value-type="string">
            <text:p>'99162643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9];&quot;'&quot;)" office:value-type="string" office:string-value="'01031613099–59900504020'" calcext:value-type="string">
            <text:p>'01031613099–59900504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9];&quot;'&quot;)" office:value-type="string" office:string-value="'991626438'" calcext:value-type="string">
            <text:p>'991626438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739819</text:p>
          </table:table-cell>
          <table:table-cell table:style-name="ce17" office:value-type="string" calcext:value-type="string">
            <text:p>01020538040</text:p>
          </table:table-cell>
          <table:table-cell table:style-name="ce11" office:value-type="string" calcext:value-type="string">
            <text:p>01020538040</text:p>
          </table:table-cell>
          <table:table-cell table:style-name="ce61" office:value-type="string" calcext:value-type="string">
            <text:p>01450217001</text:p>
          </table:table-cell>
          <table:table-cell table:style-name="ce18" office:value-type="string" calcext:value-type="string">
            <text:p>cadastro sem contrato aberto atualização 2014 – cont aberto cadastro atualizado em 11/2022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020538040, 01450217001</text:p>
          </table:table-cell>
          <table:table-cell office:value-type="string" calcext:value-type="string">
            <text:p>DELTASUL 03 - SANTO AUGUSTO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0];&quot;'&quot;)" office:value-type="string" office:string-value="'01450217001'" calcext:value-type="string">
            <text:p>'0145021700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0];&quot;'&quot;)" office:value-type="string" office:string-value="'999739819'" calcext:value-type="string">
            <text:p>'99973981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0];&quot;'&quot;)" office:value-type="string" office:string-value="'01450217001'" calcext:value-type="string">
            <text:p>'0145021700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0];&quot;'&quot;)" office:value-type="string" office:string-value="'999739819'" calcext:value-type="string">
            <text:p>'99973981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764605</text:p>
          </table:table-cell>
          <table:table-cell table:style-name="ce17" office:value-type="string" calcext:value-type="string">
            <text:p>00488066093</text:p>
          </table:table-cell>
          <table:table-cell table:style-name="ce52" office:value-type="string" calcext:value-type="string">
            <text:p>00488066093, </text:p>
          </table:table-cell>
          <table:table-cell table:style-name="ce55" office:value-type="string" calcext:value-type="string">
            <text:p>35596236004</text:p>
          </table:table-cell>
          <table:table-cell table:style-name="ce18" office:value-type="string" calcext:value-type="string">
            <text:p>são conjuges, ambos estão com contratos em aberto, os dois utilizam o mesmo telefone, confirmado via ligação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488066093, 3559623600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1];&quot;'&quot;)" office:value-type="string" office:string-value="'35596236004'" calcext:value-type="string">
            <text:p>'3559623600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1];&quot;'&quot;)" office:value-type="string" office:string-value="'999764605'" calcext:value-type="string">
            <text:p>'99976460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1];&quot;'&quot;)" office:value-type="string" office:string-value="'35596236004'" calcext:value-type="string">
            <text:p>'35596236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1];&quot;'&quot;)" office:value-type="string" office:string-value="'999764605'" calcext:value-type="string">
            <text:p>'999764605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683205</text:p>
          </table:table-cell>
          <table:table-cell table:style-name="ce17" office:value-type="string" calcext:value-type="string">
            <text:p>95394630097</text:p>
          </table:table-cell>
          <table:table-cell table:style-name="ce11" office:value-type="string" calcext:value-type="string">
            <text:p>95394630097</text:p>
          </table:table-cell>
          <table:table-cell table:style-name="ce61" office:value-type="string" calcext:value-type="string">
            <text:p>00395429048</text:p>
          </table:table-cell>
          <table:table-cell table:style-name="ce18" office:value-type="string" calcext:value-type="string">
            <text:p>são conjuges, cadastro sem contrato aberto atualização 2018, sem nenhuma compra – cont aberto cadastro atualizado em 09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395429048, 95394630097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2];&quot;'&quot;)" office:value-type="string" office:string-value="'00395429048'" calcext:value-type="string">
            <text:p>'0039542904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2];&quot;'&quot;)" office:value-type="string" office:string-value="'999683205'" calcext:value-type="string">
            <text:p>'99968320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2];&quot;'&quot;)" office:value-type="string" office:string-value="'00395429048'" calcext:value-type="string">
            <text:p>'0039542904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2];&quot;'&quot;)" office:value-type="string" office:string-value="'999683205'" calcext:value-type="string">
            <text:p>'999683205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151187</text:p>
          </table:table-cell>
          <table:table-cell table:style-name="ce17" office:value-type="string" calcext:value-type="string">
            <text:p>24759392068</text:p>
          </table:table-cell>
          <table:table-cell table:style-name="ce11" office:value-type="string" calcext:value-type="string">
            <text:p>24759392068</text:p>
          </table:table-cell>
          <table:table-cell table:style-name="ce61" office:value-type="string" calcext:value-type="string">
            <text:p>27969029000</text:p>
          </table:table-cell>
          <table:table-cell table:style-name="ce18" office:value-type="string" calcext:value-type="string">
            <text:p>cadastro sem contrato aberto atualização 2015 – cont aberto cadastro atualizado em 04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24759392068, 27969029000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3];&quot;'&quot;)" office:value-type="string" office:string-value="'27969029000'" calcext:value-type="string">
            <text:p>'2796902900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3];&quot;'&quot;)" office:value-type="string" office:string-value="'999151187'" calcext:value-type="string">
            <text:p>'99915118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3];&quot;'&quot;)" office:value-type="string" office:string-value="'27969029000'" calcext:value-type="string">
            <text:p>'27969029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3];&quot;'&quot;)" office:value-type="string" office:string-value="'999151187'" calcext:value-type="string">
            <text:p>'999151187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7246086</text:p>
          </table:table-cell>
          <table:table-cell table:style-name="ce17" office:value-type="string" calcext:value-type="string">
            <text:p>56803320006</text:p>
          </table:table-cell>
          <table:table-cell table:style-name="ce11"/>
          <table:table-cell table:style-name="ce61" office:value-type="string" calcext:value-type="string">
            <text:p>00195466020-56803320006</text:p>
          </table:table-cell>
          <table:table-cell table:style-name="ce18" office:value-type="string" calcext:value-type="string">
            <text:p>mae e filha, um cadastro esta na lista de falecidos e outro tem divida na loja +3000 dias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195466020, 56803320006</text:p>
          </table:table-cell>
          <table:table-cell office:value-type="string" calcext:value-type="string">
            <text:p>DELTASUL 42 - SANTIAG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4];&quot;'&quot;)" office:value-type="string" office:string-value="'00195466020-56803320006'" calcext:value-type="string">
            <text:p>'00195466020-56803320006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4];&quot;'&quot;)" office:value-type="string" office:string-value="'997246086'" calcext:value-type="string">
            <text:p>'99724608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4];&quot;'&quot;)" office:value-type="string" office:string-value="'00195466020-56803320006'" calcext:value-type="string">
            <text:p>'00195466020-5680332000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4];&quot;'&quot;)" office:value-type="string" office:string-value="'997246086'" calcext:value-type="string">
            <text:p>'997246086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594031</text:p>
          </table:table-cell>
          <table:table-cell table:style-name="ce17" office:value-type="string" calcext:value-type="string">
            <text:p>59899808091</text:p>
          </table:table-cell>
          <table:table-cell table:style-name="ce11" office:value-type="string" calcext:value-type="string">
            <text:p>59899808091</text:p>
          </table:table-cell>
          <table:table-cell table:style-name="ce61" office:value-type="string" calcext:value-type="string">
            <text:p>01263997007</text:p>
          </table:table-cell>
          <table:table-cell table:style-name="ce18" office:value-type="string" calcext:value-type="string">
            <text:p>mãe e filha, cadastro com contrato em aberto ultima atualização 2021 com divida na loja +300 dias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263997007, 59899808091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5];&quot;'&quot;)" office:value-type="string" office:string-value="'01263997007'" calcext:value-type="string">
            <text:p>'0126399700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5];&quot;'&quot;)" office:value-type="string" office:string-value="'999594031'" calcext:value-type="string">
            <text:p>'99959403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5];&quot;'&quot;)" office:value-type="string" office:string-value="'01263997007'" calcext:value-type="string">
            <text:p>'0126399700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5];&quot;'&quot;)" office:value-type="string" office:string-value="'999594031'" calcext:value-type="string">
            <text:p>'999594031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391753</text:p>
          </table:table-cell>
          <table:table-cell table:style-name="ce17" office:value-type="string" calcext:value-type="string">
            <text:p>42345324015</text:p>
          </table:table-cell>
          <table:table-cell table:style-name="ce11" office:value-type="string" calcext:value-type="string">
            <text:p>42345324015</text:p>
          </table:table-cell>
          <table:table-cell table:style-name="ce60" office:value-type="string" calcext:value-type="string">
            <text:p>03364813060</text:p>
          </table:table-cell>
          <table:table-cell table:style-name="ce18" office:value-type="string" calcext:value-type="string">
            <text:p>cadastro sem contrato aberto não foi finalizado cadastro – cont aberto cadastro atualizado em 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3364813060, 42345324015</text:p>
          </table:table-cell>
          <table:table-cell office:value-type="string" calcext:value-type="string">
            <text:p>DELTASUL 121 - SANTO ANGEL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6];&quot;'&quot;)" office:value-type="string" office:string-value="'03364813060'" calcext:value-type="string">
            <text:p>'0336481306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6];&quot;'&quot;)" office:value-type="string" office:string-value="'996391753'" calcext:value-type="string">
            <text:p>'99639175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6];&quot;'&quot;)" office:value-type="string" office:string-value="'03364813060'" calcext:value-type="string">
            <text:p>'0336481306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6];&quot;'&quot;)" office:value-type="string" office:string-value="'996391753'" calcext:value-type="string">
            <text:p>'996391753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216096</text:p>
          </table:table-cell>
          <table:table-cell table:style-name="ce17" office:value-type="string" calcext:value-type="string">
            <text:p>46121471034</text:p>
          </table:table-cell>
          <table:table-cell table:style-name="ce11" office:value-type="string" calcext:value-type="string">
            <text:p>46121471034</text:p>
          </table:table-cell>
          <table:table-cell table:style-name="ce60" office:value-type="string" calcext:value-type="string">
            <text:p>92712207068</text:p>
          </table:table-cell>
          <table:table-cell table:style-name="ce18" office:value-type="string" calcext:value-type="string">
            <text:p>são irmaos, cadastro sem contrato em aberto ultima compra 2020, cadastro com contrato em aberto atualizado 11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46121471034, 92712207068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7];&quot;'&quot;)" office:value-type="string" office:string-value="'92712207068'" calcext:value-type="string">
            <text:p>'9271220706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7];&quot;'&quot;)" office:value-type="string" office:string-value="'996216096'" calcext:value-type="string">
            <text:p>'99621609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7];&quot;'&quot;)" office:value-type="string" office:string-value="'92712207068'" calcext:value-type="string">
            <text:p>'92712207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7];&quot;'&quot;)" office:value-type="string" office:string-value="'996216096'" calcext:value-type="string">
            <text:p>'996216096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7250909</text:p>
          </table:table-cell>
          <table:table-cell table:style-name="ce17" office:value-type="string" calcext:value-type="string">
            <text:p>50566008068</text:p>
          </table:table-cell>
          <table:table-cell table:style-name="ce11" office:value-type="string" calcext:value-type="string">
            <text:p>50566008068</text:p>
          </table:table-cell>
          <table:table-cell table:style-name="ce61" office:value-type="string" calcext:value-type="string">
            <text:p>01480918067</text:p>
          </table:table-cell>
          <table:table-cell table:style-name="ce18" office:value-type="string" calcext:value-type="string">
            <text:p>são conjuges, cadastro sem contrato aberto atualização 2019 – cont aberto cadastro atualizado em 10/2022 confirmado telefone histórico de cobranç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480918067, 50566008068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8];&quot;'&quot;)" office:value-type="string" office:string-value="'01480918067'" calcext:value-type="string">
            <text:p>'0148091806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8];&quot;'&quot;)" office:value-type="string" office:string-value="'997250909'" calcext:value-type="string">
            <text:p>'99725090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8];&quot;'&quot;)" office:value-type="string" office:string-value="'01480918067'" calcext:value-type="string">
            <text:p>'0148091806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8];&quot;'&quot;)" office:value-type="string" office:string-value="'997250909'" calcext:value-type="string">
            <text:p>'99725090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599637</text:p>
          </table:table-cell>
          <table:table-cell table:style-name="ce17" office:value-type="string" calcext:value-type="string">
            <text:p>00846928043</text:p>
          </table:table-cell>
          <table:table-cell table:style-name="ce11" office:value-type="string" calcext:value-type="string">
            <text:p>00846928043</text:p>
          </table:table-cell>
          <table:table-cell table:style-name="ce61" office:value-type="string" calcext:value-type="string">
            <text:p>02066183954</text:p>
          </table:table-cell>
          <table:table-cell table:style-name="ce18" office:value-type="string" calcext:value-type="string">
            <text:p>cadastro sem contrato aberto não foi finalizado cadastro – cont aberto cadastro atualizado em 11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846928043, 0206618395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9];&quot;'&quot;)" office:value-type="string" office:string-value="'02066183954'" calcext:value-type="string">
            <text:p>'0206618395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9];&quot;'&quot;)" office:value-type="string" office:string-value="'999599637'" calcext:value-type="string">
            <text:p>'99959963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9];&quot;'&quot;)" office:value-type="string" office:string-value="'02066183954'" calcext:value-type="string">
            <text:p>'0206618395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9];&quot;'&quot;)" office:value-type="string" office:string-value="'999599637'" calcext:value-type="string">
            <text:p>'999599637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31" office:value-type="string" calcext:value-type="string">
            <text:p>991731134</text:p>
          </table:table-cell>
          <table:table-cell table:style-name="ce20" office:value-type="string" calcext:value-type="string">
            <text:p>42082480097</text:p>
          </table:table-cell>
          <table:table-cell table:style-name="ce28"/>
          <table:table-cell table:style-name="ce62" office:value-type="string" calcext:value-type="string">
            <text:p>42082480097–88888888020</text:p>
          </table:table-cell>
          <table:table-cell table:style-name="ce38" office:value-type="string" calcext:value-type="string">
            <text:p>Clt estrangeiro não identificado, cadastro com contrato em aberto atualizado 2018 com divida na loja +1500 dias clt com 81 anos</text:p>
          </table:table-cell>
          <table:table-cell table:style-name="ce41" office:value-type="string" calcext:value-type="string">
            <text:p>DELTASUL 03 - SANTO AUGUSTO</text:p>
          </table:table-cell>
          <table:table-cell table:style-name="ce41" office:value-type="string" calcext:value-type="string">
            <text:p>42082480097, 88888888020</text:p>
          </table:table-cell>
          <table:table-cell table:style-name="ce41" office:value-type="string" calcext:value-type="string">
            <text:p>DELTASUL 03 - SANTO AUGUSTO, DELTASUL 102 - QUARA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0];&quot;'&quot;)" office:value-type="string" office:string-value="'42082480097–88888888020'" calcext:value-type="string">
            <text:p>'42082480097–8888888802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0];&quot;'&quot;)" office:value-type="string" office:string-value="'991731134'" calcext:value-type="string">
            <text:p>'99173113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0];&quot;'&quot;)" office:value-type="string" office:string-value="'42082480097–88888888020'" calcext:value-type="string">
            <text:p>'42082480097–88888888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0];&quot;'&quot;)" office:value-type="string" office:string-value="'991731134'" calcext:value-type="string">
            <text:p>'991731134'</text:p>
          </table:table-cell>
          <table:table-cell office:value-type="string" calcext:value-type="string">
            <text:p>;</text:p>
          </table:table-cell>
          <table:table-cell table:style-name="ce41"/>
          <table:table-cell table:number-columns-repeated="3"/>
          <table:table-cell table:style-name="ce41" table:number-columns-repeated="997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742344</text:p>
          </table:table-cell>
          <table:table-cell table:style-name="ce17" office:value-type="string" calcext:value-type="string">
            <text:p>00978483014</text:p>
          </table:table-cell>
          <table:table-cell table:style-name="ce11"/>
          <table:table-cell table:style-name="ce59" office:value-type="string" calcext:value-type="string">
            <text:p>00978483014–70364656034</text:p>
          </table:table-cell>
          <table:table-cell table:style-name="ce18" office:value-type="string" calcext:value-type="string">
            <text:p>mãe e filha,cadastro sem contrato em aberto atualizado 2017 cli com 88 anos, <text:s/>e outro tem divida na loja +1400 dias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978483014, 70364656034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1];&quot;'&quot;)" office:value-type="string" office:string-value="'00978483014–70364656034'" calcext:value-type="string">
            <text:p>'00978483014–70364656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1];&quot;'&quot;)" office:value-type="string" office:string-value="'996742344'" calcext:value-type="string">
            <text:p>'99674234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1];&quot;'&quot;)" office:value-type="string" office:string-value="'00978483014–70364656034'" calcext:value-type="string">
            <text:p>'00978483014–70364656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1];&quot;'&quot;)" office:value-type="string" office:string-value="'996742344'" calcext:value-type="string">
            <text:p>'996742344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803120</text:p>
          </table:table-cell>
          <table:table-cell table:style-name="ce17" office:value-type="string" calcext:value-type="string">
            <text:p>96071400015</text:p>
          </table:table-cell>
          <table:table-cell table:style-name="ce11" office:value-type="string" calcext:value-type="string">
            <text:p>96071400015</text:p>
          </table:table-cell>
          <table:table-cell table:style-name="ce61" office:value-type="string" calcext:value-type="string">
            <text:p>02611417083</text:p>
          </table:table-cell>
          <table:table-cell table:style-name="ce18" office:value-type="string" calcext:value-type="string">
            <text:p>cadastro com contrato em aberto atualizado 09/22 confirmado telefone pelo histórico de cobrança <text:s/>– outro cadastro sem contrato em aberto atualizado em 2016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2611417083, 96071400015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2];&quot;'&quot;)" office:value-type="string" office:string-value="'02611417083'" calcext:value-type="string">
            <text:p>'0261141708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2];&quot;'&quot;)" office:value-type="string" office:string-value="'999803120'" calcext:value-type="string">
            <text:p>'99980312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2];&quot;'&quot;)" office:value-type="string" office:string-value="'02611417083'" calcext:value-type="string">
            <text:p>'0261141708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2];&quot;'&quot;)" office:value-type="string" office:string-value="'999803120'" calcext:value-type="string">
            <text:p>'999803120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212595</text:p>
          </table:table-cell>
          <table:table-cell table:style-name="ce17" office:value-type="string" calcext:value-type="string">
            <text:p>00584893043</text:p>
          </table:table-cell>
          <table:table-cell table:style-name="ce11" office:value-type="string" calcext:value-type="string">
            <text:p>00584893043</text:p>
          </table:table-cell>
          <table:table-cell table:style-name="ce61" office:value-type="string" calcext:value-type="string">
            <text:p>02909744027</text:p>
          </table:table-cell>
          <table:table-cell table:style-name="ce18" office:value-type="string" calcext:value-type="string">
            <text:p>cadastro sem contrato aberto atualização 2019 não foi finalizado cadastro – cont aberto cadastro atualizado em 08/2022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584893043, 02909744027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3];&quot;'&quot;)" office:value-type="string" office:string-value="'02909744027'" calcext:value-type="string">
            <text:p>'0290974402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3];&quot;'&quot;)" office:value-type="string" office:string-value="'999212595'" calcext:value-type="string">
            <text:p>'99921259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3];&quot;'&quot;)" office:value-type="string" office:string-value="'02909744027'" calcext:value-type="string">
            <text:p>'0290974402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3];&quot;'&quot;)" office:value-type="string" office:string-value="'999212595'" calcext:value-type="string">
            <text:p>'999212595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118169</text:p>
          </table:table-cell>
          <table:table-cell table:style-name="ce17" office:value-type="string" calcext:value-type="string">
            <text:p>01232872008</text:p>
          </table:table-cell>
          <table:table-cell table:style-name="ce11" office:value-type="string" calcext:value-type="string">
            <text:p>01232872008</text:p>
          </table:table-cell>
          <table:table-cell table:style-name="ce61" office:value-type="string" calcext:value-type="string">
            <text:p>42082277020</text:p>
          </table:table-cell>
          <table:table-cell table:style-name="ce18" office:value-type="string" calcext:value-type="string">
            <text:p>são conjuges, cadastro sem contrato em aberto atualizado 2017 – contrato em aberto atualizado 04/22 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232872008, 42082277020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4];&quot;'&quot;)" office:value-type="string" office:string-value="'42082277020'" calcext:value-type="string">
            <text:p>'4208227702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4];&quot;'&quot;)" office:value-type="string" office:string-value="'999118169'" calcext:value-type="string">
            <text:p>'99911816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4];&quot;'&quot;)" office:value-type="string" office:string-value="'42082277020'" calcext:value-type="string">
            <text:p>'42082277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4];&quot;'&quot;)" office:value-type="string" office:string-value="'999118169'" calcext:value-type="string">
            <text:p>'999118169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364783</text:p>
          </table:table-cell>
          <table:table-cell table:style-name="ce17" office:value-type="string" calcext:value-type="string">
            <text:p>04854306068</text:p>
          </table:table-cell>
          <table:table-cell table:style-name="ce11"/>
          <table:table-cell table:style-name="ce59" office:value-type="string" calcext:value-type="string">
            <text:p>04854306068-33281408087</text:p>
          </table:table-cell>
          <table:table-cell table:style-name="ce18" office:value-type="string" calcext:value-type="string">
            <text:p>são conjuges, ele com 91 anos e ela com 74, cadastro sem contrato em aberto atualizado 2018, cadastro com contrato em aberto atualizado 2019 esta com divida na loja +1000 dias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4854306068, 33281408087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5];&quot;'&quot;)" office:value-type="string" office:string-value="'04854306068-33281408087'" calcext:value-type="string">
            <text:p>'04854306068-33281408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5];&quot;'&quot;)" office:value-type="string" office:string-value="'999364783'" calcext:value-type="string">
            <text:p>'99936478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5];&quot;'&quot;)" office:value-type="string" office:string-value="'04854306068-33281408087'" calcext:value-type="string">
            <text:p>'04854306068-33281408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5];&quot;'&quot;)" office:value-type="string" office:string-value="'999364783'" calcext:value-type="string">
            <text:p>'999364783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450340</text:p>
          </table:table-cell>
          <table:table-cell table:style-name="ce17" office:value-type="string" calcext:value-type="string">
            <text:p>56999461015</text:p>
          </table:table-cell>
          <table:table-cell table:style-name="ce11" office:value-type="string" calcext:value-type="string">
            <text:p>56999461015</text:p>
          </table:table-cell>
          <table:table-cell table:style-name="ce61" office:value-type="string" calcext:value-type="string">
            <text:p>02542180083</text:p>
          </table:table-cell>
          <table:table-cell table:style-name="ce18" office:value-type="string" calcext:value-type="string">
            <text:p>cadastro sem contrato aberto não foi finalizado cadastro – cont aberto cadastro atualizado em 06/2022 confirmado telefone no histórico de cobrança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2542180083, 56999461015</text:p>
          </table:table-cell>
          <table:table-cell office:value-type="string" calcext:value-type="string">
            <text:p>DELTASUL 103 - ROSARIO DO SUL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6];&quot;'&quot;)" office:value-type="string" office:string-value="'02542180083'" calcext:value-type="string">
            <text:p>'0254218008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6];&quot;'&quot;)" office:value-type="string" office:string-value="'999450340'" calcext:value-type="string">
            <text:p>'99945034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6];&quot;'&quot;)" office:value-type="string" office:string-value="'02542180083'" calcext:value-type="string">
            <text:p>'0254218008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6];&quot;'&quot;)" office:value-type="string" office:string-value="'999450340'" calcext:value-type="string">
            <text:p>'999450340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9110867</text:p>
          </table:table-cell>
          <table:table-cell table:style-name="ce17" office:value-type="string" calcext:value-type="string">
            <text:p>65408969053</text:p>
          </table:table-cell>
          <table:table-cell table:style-name="ce11" office:value-type="string" calcext:value-type="string">
            <text:p>65408969053</text:p>
          </table:table-cell>
          <table:table-cell table:style-name="ce61" office:value-type="string" calcext:value-type="string">
            <text:p>01357829027</text:p>
          </table:table-cell>
          <table:table-cell table:style-name="ce18" office:value-type="string" calcext:value-type="string">
            <text:p>cadastro sem contrato em aberto, não foi finalizado cadastro – cont aberto cadastro atualizado em 04/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1357829027, 65408969053</text:p>
          </table:table-cell>
          <table:table-cell office:value-type="string" calcext:value-type="string">
            <text:p>DELTASUL 07 - TRES PASSOS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7];&quot;'&quot;)" office:value-type="string" office:string-value="'01357829027'" calcext:value-type="string">
            <text:p>'0135782902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7];&quot;'&quot;)" office:value-type="string" office:string-value="'999110867'" calcext:value-type="string">
            <text:p>'99911086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7];&quot;'&quot;)" office:value-type="string" office:string-value="'01357829027'" calcext:value-type="string">
            <text:p>'0135782902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7];&quot;'&quot;)" office:value-type="string" office:string-value="'999110867'" calcext:value-type="string">
            <text:p>'999110867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825828</text:p>
          </table:table-cell>
          <table:table-cell table:style-name="ce17" office:value-type="string" calcext:value-type="string">
            <text:p>00642757011</text:p>
          </table:table-cell>
          <table:table-cell table:style-name="ce11"/>
          <table:table-cell table:style-name="ce59" office:value-type="string" calcext:value-type="string">
            <text:p>00642757011–22313575004</text:p>
          </table:table-cell>
          <table:table-cell table:style-name="ce18" office:value-type="string" calcext:value-type="string">
            <text:p>são conjuges, ambos cadastros atualizados 2019 e com divida com a loja +1200 dias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642757011, 22313575004</text:p>
          </table:table-cell>
          <table:table-cell office:value-type="string" calcext:value-type="string">
            <text:p>DELTASUL 03 - SANTO AUGUST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8];&quot;'&quot;)" office:value-type="string" office:string-value="'00642757011–22313575004'" calcext:value-type="string">
            <text:p>'00642757011–2231357500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8];&quot;'&quot;)" office:value-type="string" office:string-value="'996825828'" calcext:value-type="string">
            <text:p>'99682582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8];&quot;'&quot;)" office:value-type="string" office:string-value="'00642757011–22313575004'" calcext:value-type="string">
            <text:p>'00642757011–22313575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8];&quot;'&quot;)" office:value-type="string" office:string-value="'996825828'" calcext:value-type="string">
            <text:p>'996825828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29" office:value-type="string" calcext:value-type="string">
            <text:p>996553565</text:p>
          </table:table-cell>
          <table:table-cell office:value-type="float" office:value="27599590072" calcext:value-type="float">
            <text:p>27599590072</text:p>
          </table:table-cell>
          <table:table-cell office:value-type="float" office:value="590997041" calcext:value-type="float">
            <text:p>590997041</text:p>
          </table:table-cell>
          <table:table-cell table:style-name="ce61" office:value-type="float" office:value="27599590072" calcext:value-type="float">
            <text:p>27599590072</text:p>
          </table:table-cell>
          <table:table-cell office:value-type="string" calcext:value-type="string">
            <text:p>cadastro sem contrato em aberto atualizado 2017 com divida na loja +1400 dias, - outro em aberto atualização feita em 2022</text:p>
          </table:table-cell>
          <table:table-cell office:value-type="string" calcext:value-type="string">
            <text:p>DELTASUL 03 - SANTO AUGUSTO</text:p>
          </table:table-cell>
          <table:table-cell office:value-type="string" calcext:value-type="string">
            <text:p>00590997041, 27599590072</text:p>
          </table:table-cell>
          <table:table-cell office:value-type="string" calcext:value-type="string">
            <text:p>DELTASUL 94 - SANTIAGO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9];&quot;'&quot;)" office:value-type="string" office:string-value="'27599590072'" calcext:value-type="string">
            <text:p>'2759959007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9];&quot;'&quot;)" office:value-type="string" office:string-value="'996553565'" calcext:value-type="string">
            <text:p>'99655356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1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9];&quot;'&quot;)" office:value-type="string" office:string-value="'27599590072'" calcext:value-type="string">
            <text:p>'27599590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9];&quot;'&quot;)" office:value-type="string" office:string-value="'996553565'" calcext:value-type="string">
            <text:p>'996553565'</text:p>
          </table:table-cell>
          <table:table-cell office:value-type="string" calcext:value-type="string">
            <text:p>;</text:p>
          </table:table-cell>
          <table:table-cell table:number-columns-repeated="1001"/>
        </table:table-row>
        <table:table-row table:style-name="ro4" table:number-rows-repeated="2">
          <table:table-cell table:number-columns-repeated="1020"/>
        </table:table-row>
        <table:table-row table:style-name="ro4">
          <table:table-cell office:value-type="string" calcext:value-type="string">
            <text:p>Em torno de 15% dos CPFs com contrato em aberto devem ser excluídos os contatos</text:p>
          </table:table-cell>
          <table:table-cell table:number-columns-repeated="1019"/>
        </table:table-row>
        <table:table-row table:style-name="ro4">
          <table:table-cell table:style-name="ce27"/>
          <table:table-cell table:number-columns-repeated="1019"/>
        </table:table-row>
        <table:table-row table:style-name="ro4">
          <table:table-cell table:style-name="ce30"/>
          <table:table-cell office:value-type="string" calcext:value-type="string">
            <text:p>cadastrossemnenhumtelefone</text:p>
          </table:table-cell>
          <table:table-cell table:number-columns-repeated="1018"/>
        </table:table-row>
        <table:table-row table:style-name="ro4">
          <table:table-cell table:style-name="ce22"/>
          <table:table-cell office:value-type="string" calcext:value-type="string">
            <text:p>utilizammesmotelefone</text:p>
          </table:table-cell>
          <table:table-cell table:number-columns-repeated="1018"/>
        </table:table-row>
        <table:table-row table:style-name="ro4">
          <table:table-cell table:style-name="ce41"/>
          <table:table-cell office:value-type="string" calcext:value-type="string">
            <text:p>cltestrangeiro</text:p>
          </table:table-cell>
          <table:table-cell table:number-columns-repeated="1018"/>
        </table:table-row>
        <table:table-row table:style-name="ro4" table:number-rows-repeated="1048429">
          <table:table-cell table:number-columns-repeated="1020"/>
        </table:table-row>
        <table:table-row table:style-name="ro4">
          <table:table-cell table:number-columns-repeated="1020"/>
        </table:table-row>
      </table:table>
      <table:named-expressions/>
      <table:database-ranges>
        <table:database-range table:name="__Anonymous_Sheet_DB__0" table:target-range-address="'Somente com contrato em aberto'.A1:'Somente com contrato em aberto'.I13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6T10:58:51.395000000</dc:date>
    <meta:editing-duration>PT7H29M6S</meta:editing-duration>
    <meta:editing-cycles>72</meta:editing-cycles>
    <meta:generator>LibreOffice/7.4.3.2$Windows_X86_64 LibreOffice_project/1048a8393ae2eeec98dff31b5c133c5f1d08b890</meta:generator>
    <meta:document-statistic meta:table-count="1" meta:cell-count="2614" meta:object-count="0"/>
  </office:meta>
</office:document-meta>
</file>